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23">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24">
      <style:paragraph-properties fo:margin-top="0in" fo:margin-bottom="0in"/>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25">
      <style:paragraph-properties fo:margin-top="0in" fo:margin-bottom="0in"/>
    </style:style>
    <style:style style:name="P120" style:family="paragraph" style:parent-style-name="Text_20_body" style:list-style-name="L26">
    </style:style>
    <style:style style:name="P121" style:family="paragraph" style:parent-style-name="Text_20_body" style:list-style-name="L27">
      <style:paragraph-properties fo:margin-top="0in" fo:margin-bottom="0in"/>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28">
      <style:paragraph-properties fo:margin-top="0in" fo:margin-bottom="0in"/>
    </style:style>
    <style:style style:name="P164" style:family="paragraph" style:parent-style-name="Text_20_body" style:list-style-name="L29">
      <style:paragraph-properties fo:margin-top="0in" fo:margin-bottom="0in"/>
    </style:style>
    <style:style style:name="P165" style:family="paragraph" style:parent-style-name="Text_20_body" style:list-style-name="L30">
      <style:paragraph-properties fo:margin-top="0in" fo:margin-bottom="0in"/>
    </style:style>
    <style:style style:name="P166" style:family="paragraph" style:parent-style-name="Text_20_body" style:list-style-name="L31">
      <style:paragraph-properties fo:margin-top="0in" fo:margin-bottom="0in"/>
    </style:style>
    <style:style style:name="P167" style:family="paragraph" style:parent-style-name="Text_20_body" style:list-style-name="L32">
      <style:paragraph-properties fo:margin-top="0in" fo:margin-bottom="0in"/>
    </style:style>
    <style:style style:name="P168" style:family="paragraph" style:parent-style-name="Text_20_body" style:list-style-name="L33">
      <style:paragraph-properties fo:margin-top="0in" fo:margin-bottom="0in"/>
    </style:style>
    <style:style style:name="P169" style:family="paragraph" style:parent-style-name="Text_20_body" style:list-style-name="L34">
      <style:paragraph-properties fo:margin-top="0in" fo:margin-bottom="0in"/>
    </style:style>
    <style:style style:name="P170" style:family="paragraph" style:parent-style-name="Text_20_body" style:list-style-name="L35">
      <style:paragraph-properties fo:margin-top="0in" fo:margin-bottom="0in"/>
    </style:style>
    <style:style style:name="P171" style:family="paragraph" style:parent-style-name="Text_20_body" style:list-style-name="L36">
      <style:paragraph-properties fo:margin-top="0in" fo:margin-bottom="0in"/>
    </style:style>
    <style:style style:name="P172" style:family="paragraph" style:parent-style-name="Text_20_body" style:list-style-name="L37">
      <style:paragraph-properties fo:margin-top="0in" fo:margin-bottom="0in"/>
    </style:style>
    <style:style style:name="P173" style:family="paragraph" style:parent-style-name="Text_20_body" style:list-style-name="L38">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apter 2 - It’s like a project in itself really</text:p>
      <text:list text:style-name="L1">
        <text:list-item>
          <text:p text:style-name="P1"><text:a xlink:type="simple" xlink:href="#chapter-introduction" office:name=""><text:span text:style-name="Definition">Chapter introduction</text:span></text:a></text:p>
        </text:list-item>
        <text:list-item>
          <text:p text:style-name="P1"><text:a xlink:type="simple" xlink:href="#introduction-to-this-writing" office:name=""><text:span text:style-name="Definition">Introduction to This Writing</text:span></text:a></text:p>
          <text:list text:style-name="L2">
            <text:list-item>
              <text:p text:style-name="P2"><text:a xlink:type="simple" xlink:href="#recap-on-game-design-patterns--" office:name=""><text:span text:style-name="Definition">Recap on Game Design Patterns -</text:span></text:a></text:p>
            </text:list-item>
          </text:list>
        </text:list-item>
        <text:list-item>
          <text:p text:style-name="P1"><text:a xlink:type="simple" xlink:href="#study-of-vignette-a" office:name=""><text:span text:style-name="Definition">Study of Vignette A</text:span></text:a></text:p>
          <text:list text:style-name="L3">
            <text:list-item>
              <text:p text:style-name="P3"><text:a xlink:type="simple" xlink:href="#descriptive-commentary-on-vignette-a" office:name=""><text:span text:style-name="Definition">Descriptive Commentary on Vignette A</text:span></text:a></text:p>
            </text:list-item>
          </text:list>
        </text:list-item>
        <text:list-item>
          <text:p text:style-name="P1"><text:a xlink:type="simple" xlink:href="#cultural-interpersonal-personal-planes-analysis-of-use-of-gdps" office:name=""><text:span text:style-name="Definition">Cultural, Interpersonal &amp; Personal Planes Analysis of use of GDPs</text:span></text:a></text:p>
        </text:list-item>
        <text:list-item>
          <text:p text:style-name="P1"><text:a xlink:type="simple" xlink:href="#use-of-gdps-explored-from-a-cultural-focus" office:name=""><text:span text:style-name="Definition">Use of GDPs explored from a cultural focus</text:span></text:a></text:p>
          <text:list text:style-name="L4">
            <text:list-item>
              <text:p text:style-name="P4"><text:a xlink:type="simple" xlink:href="#gdps-and-the-emergence-of-gameplay-concepts-and-practices-through-playtesting" office:name=""><text:span text:style-name="Definition">GDPs and the emergence of gameplay concepts and practices through Playtesting</text:span></text:a></text:p>
              <text:list text:style-name="L5">
                <text:list-item>
                  <text:p text:style-name="P5"><text:a xlink:type="simple" xlink:href="#use-of-evolving-language-and-practices-in-informal-feedback-to-direct-modification-of-games" office:name=""><text:span text:style-name="Definition">Use of evolving language and practices in informal feedback to direct modification of games</text:span></text:a></text:p>
                </text:list-item>
                <text:list-item>
                  <text:p text:style-name="P5"><text:a xlink:type="simple" xlink:href="#developing-a-language-for-the-intangible---evolving-concepts-of-game-challenge-and-game-feel---perhaps-move-to-last-section-personal" office:name=""><text:span text:style-name="Definition">Developing a language for the intangible - Evolving concepts of Game Challenge and Game Feel - PERHAPS MOVE TO LAST SECTION / PERSONAL</text:span></text:a></text:p>
                </text:list-item>
                <text:list-item>
                  <text:p text:style-name="P5"><text:a xlink:type="simple" xlink:href="#other-examples-of-emerging-concepts-practices" office:name=""><text:span text:style-name="Definition">Other examples of emerging concepts / practices</text:span></text:a></text:p>
                </text:list-item>
              </text:list>
            </text:list-item>
            <text:list-item>
              <text:p text:style-name="P4"><text:a xlink:type="simple" xlink:href="#gdps-propagation-through-peer-activity-leading-from-playtesting" office:name=""><text:span text:style-name="Definition">GDPs propagation through peer activity leading from Playtesting</text:span></text:a></text:p>
            </text:list-item>
            <text:list-item>
              <text:p text:style-name="P4"><text:a xlink:type="simple" xlink:href="#gdps-and-the-sharing-of-personal-experiences-identity-and-preferences-cultural--" office:name=""><text:span text:style-name="Definition">GDPs and the sharing of personal experiences, identity and preferences (cultural) -</text:span></text:a></text:p>
              <text:list text:style-name="L6">
                <text:list-item>
                  <text:p text:style-name="P6"><text:a xlink:type="simple" xlink:href="#narratives-and-aesthetics-of-games-driven-by-home-interests" office:name=""><text:span text:style-name="Definition">Narratives and aesthetics of Games driven by Home Interests</text:span></text:a></text:p>
                </text:list-item>
                <text:list-item>
                  <text:p text:style-name="P6"><text:a xlink:type="simple" xlink:href="#visual-asset-creation-and-selection" office:name=""><text:span text:style-name="Definition">Visual asset creation and selection</text:span></text:a></text:p>
                </text:list-item>
                <text:list-item>
                  <text:p text:style-name="P6"><text:a xlink:type="simple" xlink:href="#other-examples" office:name=""><text:span text:style-name="Definition">Other examples</text:span></text:a></text:p>
                </text:list-item>
                <text:list-item>
                  <text:p text:style-name="P6"><text:a xlink:type="simple" xlink:href="#discussion" office:name=""><text:span text:style-name="Definition">Discussion</text:span></text:a></text:p>
                </text:list-item>
              </text:list>
            </text:list-item>
            <text:list-item>
              <text:p text:style-name="P4"><text:a xlink:type="simple" xlink:href="#use-of-gdp-to-facilitate-apprenticeship-in-wider-cultural-practices" office:name=""><text:span text:style-name="Definition">Use of GDP to facilitate apprenticeship in wider cultural practices</text:span></text:a></text:p>
              <text:list text:style-name="L7">
                <text:list-item>
                  <text:p text:style-name="P7"><text:a xlink:type="simple" xlink:href="#practitioner-and-setting-influences-on-community-apprenticeship-practices" office:name=""><text:span text:style-name="Definition">Practitioner and setting influences on community apprenticeship practices</text:span></text:a></text:p>
                </text:list-item>
                <text:list-item>
                  <text:p text:style-name="P7"><text:a xlink:type="simple" xlink:href="#use-of-help-and-documentation-related-to-gdp" office:name=""><text:span text:style-name="Definition">Use of Help and Documentation related to GDP</text:span></text:a></text:p>
                </text:list-item>
                <text:list-item>
                  <text:p text:style-name="P7"><text:a xlink:type="simple" xlink:href="#example-of-use-of-professional-practices" office:name=""><text:span text:style-name="Definition">Example of use of professional practices</text:span></text:a></text:p>
                </text:list-item>
                <text:list-item>
                  <text:p text:style-name="P7"><text:a xlink:type="simple" xlink:href="#discussion-and-transition" office:name=""><text:span text:style-name="Definition">Discussion and Transition</text:span></text:a></text:p>
                </text:list-item>
              </text:list>
            </text:list-item>
          </text:list>
        </text:list-item>
        <text:list-item>
          <text:p text:style-name="P1"><text:a xlink:type="simple" xlink:href="#gdps-and-guided-participation" office:name=""><text:span text:style-name="Definition">GDPs and Guided Participation</text:span></text:a></text:p>
          <text:list text:style-name="L8">
            <text:list-item>
              <text:p text:style-name="P8"><text:a xlink:type="simple" xlink:href="#gdps-for-prioritisation-and-informal-task-division" office:name=""><text:span text:style-name="Definition">GDPs for prioritisation and informal task division</text:span></text:a></text:p>
            </text:list-item>
            <text:list-item>
              <text:p text:style-name="P8"><text:a xlink:type="simple" xlink:href="#gdps-to-help-direct-task-delegation-and-sustaining-participation" office:name=""><text:span text:style-name="Definition">GDPs to help Direct task delegation and sustaining participation</text:span></text:a></text:p>
            </text:list-item>
            <text:list-item>
              <text:p text:style-name="P8"><text:a xlink:type="simple" xlink:href="#sustaining-engagement-parental-prompts-aligned-with-ideation-stages" office:name=""><text:span text:style-name="Definition">Sustaining Engagement: Parental prompts aligned with ideation stages</text:span></text:a></text:p>
            </text:list-item>
            <text:list-item>
              <text:p text:style-name="P8"><text:a xlink:type="simple" xlink:href="#other-examples-of-gdps-helping-ideation-and-sustaining-activities" office:name=""><text:span text:style-name="Definition">Other examples of GDPs helping ideation and sustaining activities</text:span></text:a></text:p>
            </text:list-item>
            <text:list-item>
              <text:p text:style-name="P8"><text:a xlink:type="simple" xlink:href="#gdp-aiding-home-learning-practices---an-example-paper-prototyping" office:name=""><text:span text:style-name="Definition">GDP aiding home learning practices - an example paper prototyping</text:span></text:a></text:p>
            </text:list-item>
            <text:list-item>
              <text:p text:style-name="P8"><text:a xlink:type="simple" xlink:href="#gdps-facilitating-designing-for-others" office:name=""><text:span text:style-name="Definition">GDPs facilitating designing for others</text:span></text:a></text:p>
              <text:list text:style-name="L9">
                <text:list-item>
                  <text:p text:style-name="P9"><text:a xlink:type="simple" xlink:href="#vignette-a" office:name=""><text:span text:style-name="Definition">Vignette A</text:span></text:a></text:p>
                </text:list-item>
                <text:list-item>
                  <text:p text:style-name="P9"><text:a xlink:type="simple" xlink:href="#more-examples-of-designing-for-others-shifts-of-perspective" office:name=""><text:span text:style-name="Definition">More examples of designing for others / shifts of perspective</text:span></text:a></text:p>
                </text:list-item>
                <text:list-item>
                  <text:p text:style-name="P9"><text:a xlink:type="simple" xlink:href="#interpretation-of-data-on-designing-for-others" office:name=""><text:span text:style-name="Definition">Interpretation of data on designing for others</text:span></text:a></text:p>
                </text:list-item>
              </text:list>
            </text:list-item>
            <text:list-item>
              <text:p text:style-name="P8"><text:a xlink:type="simple" xlink:href="#gdp-driving-adoption-of-technical-terminology---perhaps-drop-move" office:name=""><text:span text:style-name="Definition">GDP driving adoption of technical terminology - perhaps drop / move</text:span></text:a></text:p>
              <text:list text:style-name="L10">
                <text:list-item>
                  <text:p text:style-name="P10"><text:a xlink:type="simple" xlink:href="#interpretation-of-data-on-evolving-technical-processes" office:name=""><text:span text:style-name="Definition">Interpretation of data on evolving technical processes</text:span></text:a></text:p>
                </text:list-item>
              </text:list>
            </text:list-item>
            <text:list-item>
              <text:p text:style-name="P8"><text:a xlink:type="simple" xlink:href="#other-shifts-in-design-practice" office:name=""><text:span text:style-name="Definition">Other shifts in design practice</text:span></text:a></text:p>
            </text:list-item>
            <text:list-item>
              <text:p text:style-name="P8"><text:a xlink:type="simple" xlink:href="#gdps-scaffolding-the-product-revision-process-and-debugging" office:name=""><text:span text:style-name="Definition">GDPs scaffolding the product revision process and debugging</text:span></text:a></text:p>
              <text:list text:style-name="L11">
                <text:list-item>
                  <text:p text:style-name="P11"><text:a xlink:type="simple" xlink:href="#sh-and-debugging-as-a-domain-specific-practice" office:name=""><text:span text:style-name="Definition">Sh and Debugging as a domain specific practice</text:span></text:a></text:p>
                </text:list-item>
                <text:list-item>
                  <text:p text:style-name="P11"><text:a xlink:type="simple" xlink:href="#building-fluidity-on-process." office:name=""><text:span text:style-name="Definition">Building fluidity on process.</text:span></text:a></text:p>
                </text:list-item>
              </text:list>
            </text:list-item>
          </text:list>
        </text:list-item>
        <text:list-item>
          <text:p text:style-name="P1"><text:a xlink:type="simple" xlink:href="#gdps-and-the-personal-plane" office:name=""><text:span text:style-name="Definition">GDPs and the personal plane</text:span></text:a></text:p>
          <text:list text:style-name="L12">
            <text:list-item>
              <text:p text:style-name="P12"><text:a xlink:type="simple" xlink:href="#gdp-as-a-way-to-surface-computational-thinking-and-systems-concepts" office:name=""><text:span text:style-name="Definition">GDP as a way to surface Computational Thinking and Systems Concepts</text:span></text:a></text:p>
              <text:list text:style-name="L13">
                <text:list-item>
                  <text:p text:style-name="P13"><text:a xlink:type="simple" xlink:href="#cts-emerging-in-the-wild." office:name=""><text:span text:style-name="Definition">CTs emerging in the wild.</text:span></text:a></text:p>
                </text:list-item>
                <text:list-item>
                  <text:p text:style-name="P13"><text:a xlink:type="simple" xlink:href="#decomposition." office:name=""><text:span text:style-name="Definition">Decomposition.</text:span></text:a></text:p>
                </text:list-item>
                <text:list-item>
                  <text:p text:style-name="P13"><text:a xlink:type="simple" xlink:href="#abstraction" office:name=""><text:span text:style-name="Definition">Abstraction</text:span></text:a></text:p>
                </text:list-item>
                <text:list-item>
                  <text:p text:style-name="P13"><text:a xlink:type="simple" xlink:href="#generalisation-pattern-recognition" office:name=""><text:span text:style-name="Definition">Generalisation / Pattern recognition</text:span></text:a></text:p>
                </text:list-item>
                <text:list-item>
                  <text:p text:style-name="P13"><text:a xlink:type="simple" xlink:href="#sequencing-algorithms." office:name=""><text:span text:style-name="Definition">Sequencing / Algorithms.</text:span></text:a></text:p>
                </text:list-item>
              </text:list>
            </text:list-item>
            <text:list-item>
              <text:p text:style-name="P12"><text:a xlink:type="simple" xlink:href="#commentary-of-ct-in-the-3m-model-in-particular" office:name=""><text:span text:style-name="Definition">Commentary of CT in the 3M model in particular</text:span></text:a></text:p>
            </text:list-item>
            <text:list-item>
              <text:p text:style-name="P12"><text:a xlink:type="simple" xlink:href="#use-of-gdp-when-demonstrating-understandings-in-community-activity" office:name=""><text:span text:style-name="Definition">Use of GDP when demonstrating understandings in community activity</text:span></text:a></text:p>
              <text:list text:style-name="L14">
                <text:list-item>
                  <text:p text:style-name="P14"><text:a xlink:type="simple" xlink:href="#evolution-of-practices" office:name=""><text:span text:style-name="Definition">Evolution of practices?</text:span></text:a></text:p>
                </text:list-item>
                <text:list-item>
                  <text:p text:style-name="P14"><text:a xlink:type="simple" xlink:href="#evolution-of-language-and-use-of-terms-compared-to-processes" office:name=""><text:span text:style-name="Definition">Evolution of language and use of terms? (compared to processes)</text:span></text:a></text:p>
                </text:list-item>
                <text:list-item>
                  <text:p text:style-name="P14"><text:a xlink:type="simple" xlink:href="#fluidity-of-practice" office:name=""><text:span text:style-name="Definition">Fluidity of practice</text:span></text:a></text:p>
                </text:list-item>
                <text:list-item>
                  <text:p text:style-name="P14"><text:a xlink:type="simple" xlink:href="#interpretation-discussion-of-personal-practices-concepts" office:name=""><text:span text:style-name="Definition">Interpretation / discussion of personal practices / concepts</text:span></text:a></text:p>
                </text:list-item>
              </text:list>
            </text:list-item>
          </text:list>
        </text:list-item>
        <text:list-item>
          <text:p text:style-name="P1"><text:a xlink:type="simple" xlink:href="#additional-chapter-discussion" office:name=""><text:span text:style-name="Definition">Additional Chapter Discussion</text:span></text:a></text:p>
          <text:list text:style-name="L15">
            <text:list-item>
              <text:p text:style-name="P15"><text:a xlink:type="simple" xlink:href="#agency-autonomy-and-walled-gardens" office:name=""><text:span text:style-name="Definition">Agency, Autonomy and Walled Gardens</text:span></text:a></text:p>
            </text:list-item>
            <text:list-item>
              <text:p text:style-name="P15"><text:a xlink:type="simple" xlink:href="#use-of-restricted-set-of-collated-gdp-patterns" office:name=""><text:span text:style-name="Definition">Use of restricted set of collated GDP patterns</text:span></text:a></text:p>
            </text:list-item>
            <text:list-item>
              <text:p text:style-name="P15"><text:a xlink:type="simple" xlink:href="#breaking-out---on-the-organic-evolution-of-the-design" office:name=""><text:span text:style-name="Definition">Breaking out - on the organic evolution of the design</text:span></text:a></text:p>
            </text:list-item>
            <text:list-item>
              <text:p text:style-name="P15"><text:a xlink:type="simple" xlink:href="#design-patterns-as-a-middle-level-construct-to-open-door-to-more-concrete-and-abstract-wider-focus" office:name=""><text:span text:style-name="Definition">Design patterns as a “middle level” construct to open door to more concrete and abstract (Wider focus)</text:span></text:a></text:p>
              <text:list text:style-name="L16">
                <text:list-item>
                  <text:p text:style-name="P16"><text:a xlink:type="simple" xlink:href="#gdp-as-concrete-enough-to-be-understandable-but-abstract-enough-to-be-replicable" office:name=""><text:span text:style-name="Definition">GDP as concrete enough to be understandable but abstract enough to be replicable</text:span></text:a></text:p>
                </text:list-item>
                <text:list-item>
                  <text:p text:style-name="P16"><text:a xlink:type="simple" xlink:href="#technical-concepts-suiting-transfer" office:name=""><text:span text:style-name="Definition">Technical concepts suiting transfer</text:span></text:a></text:p>
                </text:list-item>
                <text:list-item>
                  <text:p text:style-name="P16"><text:a xlink:type="simple" xlink:href="#use-of-gdp-as-communication-short-cuts" office:name=""><text:span text:style-name="Definition">Use of GDP as communication short cuts</text:span></text:a></text:p>
                </text:list-item>
              </text:list>
            </text:list-item>
            <text:list-item>
              <text:p text:style-name="P15"><text:a xlink:type="simple" xlink:href="#call-back-to-design-practices" office:name=""><text:span text:style-name="Definition">Call back to design practices</text:span></text:a></text:p>
              <text:list text:style-name="L17">
                <text:list-item>
                  <text:p text:style-name="P17"><text:a xlink:type="simple" xlink:href="#game-design-to-get-under-the-hood---games-as-a-design-artefact" office:name=""><text:span text:style-name="Definition">Game design to get under the hood - games as a design artefact</text:span></text:a></text:p>
                </text:list-item>
              </text:list>
            </text:list-item>
            <text:list-item>
              <text:p text:style-name="P15"><text:a xlink:type="simple" xlink:href="#strengths-and-weaknesses-of-the-gdp-construct-terminology" office:name=""><text:span text:style-name="Definition">Strengths and Weaknesses of the GDP construct / terminology</text:span></text:a></text:p>
            </text:list-item>
            <text:list-item>
              <text:p text:style-name="P15"><text:a xlink:type="simple" xlink:href="#link-paragraph-to-next-chapter" office:name=""><text:span text:style-name="Definition">Link Paragraph to next chapter</text:span></text:a></text:p>
            </text:list-item>
          </text:list>
        </text:list-item>
        <text:list-item>
          <text:p text:style-name="P1"><text:a xlink:type="simple" xlink:href="#transcript-excerpts" office:name=""><text:span text:style-name="Definition">Transcript Excerpts</text:span></text:a></text:p>
          <text:list text:style-name="L18">
            <text:list-item>
              <text:p text:style-name="P18"><text:a xlink:type="simple" xlink:href="#te-da-pt-1" office:name=""><text:span text:style-name="Definition">2019-05-08-te-da pt 1</text:span></text:a></text:p>
            </text:list-item>
          </text:list>
        </text:list-item>
      </text:list>
      <text:h text:style-name="Heading_20_2" text:outline-level="2"><text:bookmark-start text:name="notes-on-things-to-add"/>Notes on things to add<text:bookmark-end text:name="notes-on-things-to-add"/></text:h>
      <text:list text:style-name="L19">
        <text:list-item>
          <text:p text:style-name="P19">GDP language used as lingua franca to problems solve / debug. (is debugging in this chapter or not?)</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20">
        <text:list-item>
          <text:p text:style-name="P20">How can game design patterns support the development of coding practices by novices?</text:p>
        </text:list-item>
        <text:list-item>
          <text:p text:style-name="P20">How can the experience of fostering community focused digital game making practices inform wider practice in this area?</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p text:style-name="Text_20_body">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text:style-name="L21">
        <text:list-item>
          <text:p text:style-name="P21">The study uses mixed methods in methodology. Informed by analysis of journal diary, notes, video data and interviews (Methodology) </text:p>
        </text:list-item>
        <text:list-item>
          <text:p text:style-name="P21">The research design evolved as the game making program was underway based on feedback and reactions of the participants (supported precedent in design-based research) (Methodology)</text:p>
        </text:list-item>
        <text:list-item>
          <text:p text:style-name="P21">A long pilot course and development stage resulted in extensive support materials and activities which I have structured into a learning design called 3M (Methodology + see recent chapter on 3M model)</text:p>
        </text:list-item>
        <text:list-item>
          <text:p text:style-name="P21">A narrow data samples has been used for this study. This prioritises a greater depth of analysis on interactions over generalisation. This is justified in a section on data validity in Methdology chpater.<text:line-break/></text:p>
        </text:list-item>
        <text:list-item>
          <text:p text:style-name="P21">The concepts of resolving tensions within activity from Activity Theory are used to explore the evolution of the design of activities and resources. (Design results) </text:p>
        </text:list-item>
        <text:list-item>
          <text:p text:style-name="P21">Results chapters use Rogoff’s 3 planes of analysis (Cultural, Interpersonal and Personal) which aligns well with AT (Methodology)</text:p>
        </text:list-item>
        <text:list-item>
          <text:p text:style-name="P21">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properties&quot;:{&quot;formattedCitation&quot;:&quot;[-@eriksson_using_2019]&quot;,&quot;noteIndex&quot;:0},&quot;citationID&quot;:&quot;kuuxfith&quot;,&quot;citationItems&quot;:[{&quot;itemData&quot;:{&quot;publisher-place&quot;:&quot;Boise ID USA&quot;,&quot;id&quot;:&quot;eriksson_using_2019&quot;,&quot;language&quot;:&quot;en&quot;,&quot;title&quot;:&quot;Using Gameplay Design Patterns with Children in the Redesign of a Collaborative Co-located Game&quot;,&quot;citation-key&quot;:&quot;eriksson_using_2019&quot;,&quot;ISBN&quot;:&quot;978-1-4503-6690-8&quot;,&quot;container-title&quot;:&quot;Proceedings of the 18th ACM International Conference on Interaction Design and Children&quot;,&quot;event-title&quot;:&quot;IDC '19: Interaction Design and Children&quot;,&quot;issued&quot;:{&quot;date-parts&quot;:[[2019,6,12]]},&quot;type&quot;:&quot;paper-conference&quot;,&quot;DOI&quot;:&quot;10.1145/3311927.3323155&quot;,&quot;event-place&quot;:&quot;Boise ID USA&quot;,&quot;accessed&quot;:{&quot;date-parts&quot;:[[2022,8,9]]},&quot;URL&quot;:&quot;https://dl.acm.org/doi/10.1145/3311927.3323155&quot;,&quot;source&quot;:&quot;DOI.org (Crossref)&quot;,&quot;publisher&quot;:&quot;ACM&quot;,&quot;page&quot;:&quot;15-25&quot;,&quot;author&quot;:[{&quot;given&quot;:&quot;Eva&quot;,&quot;family&quot;:&quot;Eriksson&quot;},{&quot;given&quot;:&quot;Gökçe Elif&quot;,&quot;family&quot;:&quot;Baykal&quot;},{&quot;given&quot;:&quot;Staffan&quot;,&quot;family&quot;:&quot;Björk&quot;},{&quot;given&quot;:&quot;Olof&quot;,&quot;family&quot;:&quot;Torgersson&quot;}]},&quot;id&quot;:8543,&quot;prefix&quot;:&quot;&quot;,&quot;suppress-author&quot;:true,&quot;suffix&quot;:&quot;&quot;,&quot;uris&quot;:[&quot;http://zotero.org/users/1913249/items/YJKSC8LM&quot;],&quot;uri&quot;:[&quot;http://zotero.org/users/1913249/items/YJKSC8LM&quot;]}],&quot;schema&quot;:&quot;https://github.com/citation-style-language/schema/raw/master/csl-citation.json&quot;} RNDomqjnyxqsd"/>&lt;Do Zotero Refresh: [-@eriksson_using_2019]&gt;<text:reference-mark-end text:name="ZOTERO_ITEM CSL_CITATION {&quot;properties&quot;:{&quot;formattedCitation&quot;:&quot;[-@eriksson_using_2019]&quot;,&quot;noteIndex&quot;:0},&quot;citationID&quot;:&quot;kuuxfith&quot;,&quot;citationItems&quot;:[{&quot;itemData&quot;:{&quot;publisher-place&quot;:&quot;Boise ID USA&quot;,&quot;id&quot;:&quot;eriksson_using_2019&quot;,&quot;language&quot;:&quot;en&quot;,&quot;title&quot;:&quot;Using Gameplay Design Patterns with Children in the Redesign of a Collaborative Co-located Game&quot;,&quot;citation-key&quot;:&quot;eriksson_using_2019&quot;,&quot;ISBN&quot;:&quot;978-1-4503-6690-8&quot;,&quot;container-title&quot;:&quot;Proceedings of the 18th ACM International Conference on Interaction Design and Children&quot;,&quot;event-title&quot;:&quot;IDC '19: Interaction Design and Children&quot;,&quot;issued&quot;:{&quot;date-parts&quot;:[[2019,6,12]]},&quot;type&quot;:&quot;paper-conference&quot;,&quot;DOI&quot;:&quot;10.1145/3311927.3323155&quot;,&quot;event-place&quot;:&quot;Boise ID USA&quot;,&quot;accessed&quot;:{&quot;date-parts&quot;:[[2022,8,9]]},&quot;URL&quot;:&quot;https://dl.acm.org/doi/10.1145/3311927.3323155&quot;,&quot;source&quot;:&quot;DOI.org (Crossref)&quot;,&quot;publisher&quot;:&quot;ACM&quot;,&quot;page&quot;:&quot;15-25&quot;,&quot;author&quot;:[{&quot;given&quot;:&quot;Eva&quot;,&quot;family&quot;:&quot;Eriksson&quot;},{&quot;given&quot;:&quot;Gökçe Elif&quot;,&quot;family&quot;:&quot;Baykal&quot;},{&quot;given&quot;:&quot;Staffan&quot;,&quot;family&quot;:&quot;Björk&quot;},{&quot;given&quot;:&quot;Olof&quot;,&quot;family&quot;:&quot;Torgersson&quot;}]},&quot;id&quot;:8543,&quot;prefix&quot;:&quot;&quot;,&quot;suppress-author&quot;:true,&quot;suffix&quot;:&quot;&quot;,&quot;uris&quot;:[&quot;http://zotero.org/users/1913249/items/YJKSC8LM&quot;],&quot;uri&quot;:[&quot;http://zotero.org/users/1913249/items/YJKSC8LM&quot;]}],&quot;schema&quot;:&quot;https://github.com/citation-style-language/schema/raw/master/csl-citation.json&quot;} RNDomqjnyxqsd"/>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properties&quot;:{&quot;formattedCitation&quot;:&quot;[@bjork_patterns_2005]&quot;,&quot;noteIndex&quot;:0},&quot;citationID&quot;:&quot;pagduekd&quot;,&quot;citationItems&quot;:[{&quot;itemData&quot;:{&quot;publisher-place&quot;:&quot;Hingham, Mass&quot;,&quot;id&quot;:&quot;bjork_patterns_2005&quot;,&quot;language&quot;:&quot;en&quot;,&quot;type&quot;:&quot;book&quot;,&quot;title&quot;:&quot;Patterns in game design&quot;,&quot;source&quot;:&quot;Library of Congress ISBN&quot;,&quot;issued&quot;:{&quot;date-parts&quot;:[[2005]]},&quot;citation-key&quot;:&quot;bjork_patterns_2005&quot;,&quot;publisher&quot;:&quot;Charles River Media&quot;,&quot;event-place&quot;:&quot;Hingham, Mass&quot;,&quot;number-of-pages&quot;:&quot;423&quot;,&quot;edition&quot;:&quot;1st ed&quot;,&quot;ISBN&quot;:&quot;978-1-58450-354-5&quot;,&quot;collection-title&quot;:&quot;Charles River Media game development series&quot;,&quot;call-number&quot;:&quot;QA76.76.C672 B56 2005&quot;,&quot;author&quot;:[{&quot;given&quot;:&quot;Staffan&quot;,&quot;family&quot;:&quot;Bjork&quot;},{&quot;given&quot;:&quot;Jussi&quot;,&quot;family&quot;:&quot;Holopainen&quot;}]},&quot;prefix&quot;:&quot;&quot;,&quot;uri&quot;:[&quot;http://zotero.org/users/1913249/items/APVZF8QA&quot;],&quot;suffix&quot;:&quot;&quot;,&quot;uris&quot;:[&quot;http://zotero.org/users/1913249/items/APVZF8QA&quot;],&quot;id&quot;:2942}],&quot;schema&quot;:&quot;https://github.com/citation-style-language/schema/raw/master/csl-citation.json&quot;} RNDczfnvphqnm"/>&lt;Do Zotero Refresh: [@bjork_patterns_2005]&gt;<text:reference-mark-end text:name="ZOTERO_ITEM CSL_CITATION {&quot;properties&quot;:{&quot;formattedCitation&quot;:&quot;[@bjork_patterns_2005]&quot;,&quot;noteIndex&quot;:0},&quot;citationID&quot;:&quot;pagduekd&quot;,&quot;citationItems&quot;:[{&quot;itemData&quot;:{&quot;publisher-place&quot;:&quot;Hingham, Mass&quot;,&quot;id&quot;:&quot;bjork_patterns_2005&quot;,&quot;language&quot;:&quot;en&quot;,&quot;type&quot;:&quot;book&quot;,&quot;title&quot;:&quot;Patterns in game design&quot;,&quot;source&quot;:&quot;Library of Congress ISBN&quot;,&quot;issued&quot;:{&quot;date-parts&quot;:[[2005]]},&quot;citation-key&quot;:&quot;bjork_patterns_2005&quot;,&quot;publisher&quot;:&quot;Charles River Media&quot;,&quot;event-place&quot;:&quot;Hingham, Mass&quot;,&quot;number-of-pages&quot;:&quot;423&quot;,&quot;edition&quot;:&quot;1st ed&quot;,&quot;ISBN&quot;:&quot;978-1-58450-354-5&quot;,&quot;collection-title&quot;:&quot;Charles River Media game development series&quot;,&quot;call-number&quot;:&quot;QA76.76.C672 B56 2005&quot;,&quot;author&quot;:[{&quot;given&quot;:&quot;Staffan&quot;,&quot;family&quot;:&quot;Bjork&quot;},{&quot;given&quot;:&quot;Jussi&quot;,&quot;family&quot;:&quot;Holopainen&quot;}]},&quot;prefix&quot;:&quot;&quot;,&quot;uri&quot;:[&quot;http://zotero.org/users/1913249/items/APVZF8QA&quot;],&quot;suffix&quot;:&quot;&quot;,&quot;uris&quot;:[&quot;http://zotero.org/users/1913249/items/APVZF8QA&quot;],&quot;id&quot;:2942}],&quot;schema&quot;:&quot;https://github.com/citation-style-language/schema/raw/master/csl-citation.json&quot;} RNDczfnvphqnm"/>.</text:p>
      <text:p text:style-name="Text_20_body">In my own game making model students picked missions from a choice of printed resource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22">
        <text:list-item>
          <text:p text:style-name="P22"><text:span text:style-name="T2">Name of Game Design Pattern:</text:span> Jumping on Enemies to Zap them</text:p>
        </text:list-item>
        <text:list-item>
          <text:p text:style-name="P22"><text:span text:style-name="T2">Type Pattern:</text:span> Game Mechanic</text:p>
        </text:list-item>
        <text:list-item>
          <text:p text:style-name="P22"><text:span text:style-name="T2">Description:</text:span> If the player is descending from a jump when they touch the enemy the player is zapped and in this case disappears.</text:p>
        </text:list-item>
        <text:list-item>
          <text:p text:style-name="P22"><text:span text:style-name="T2">Need for Pattern:</text:span> Enemies create challenge and being able to jump on an enemy is a good way of clearing the area you want to explore.</text:p>
        </text:list-item>
        <text:list-item>
          <text:p text:style-name="P22"><text:span text:style-name="T2">Coding Concepts involved:</text:span> Arrays[^8], Change Listener[^9]</text:p>
        </text:list-item>
        <text:list-item>
          <text:p text:style-name="P22"><text:span text:style-name="T2">Links to other Computing Patterns:</text:span> Systems Dynamics[^10]</text:p>
        </text:list-item>
        <text:list-item>
          <text:p text:style-name="P22"><text:span text:style-name="T2">Related Game Patterns:</text:span> You’ll need to have added the <text:span text:style-name="T2">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goff</text:p>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 using the foci of cultural, interpersonal and personal activity <text:reference-mark-start text:name="ZOTERO_ITEM CSL_CITATION {&quot;properties&quot;:{&quot;formattedCitation&quot;:&quot;[@rogoff_observing_1995-1]&quot;,&quot;noteIndex&quot;:0},&quot;citationID&quot;:&quot;zhunukxh&quot;,&quot;citationItems&quot;:[{&quot;itemData&quot;:{&quot;publisher-place&quot;:&quot;New York, NY, US&quot;,&quot;id&quot;:&quot;rogoff_observing_1995-1&quot;,&quot;container-title&quot;:&quot;Sociocultural studies of mind&quot;,&quot;type&quot;:&quot;chapter&quot;,&quot;issued&quot;:{&quot;date-parts&quot;:[[1995]]},&quot;citation-key&quot;:&quot;rogoff_observing_1995-1&quot;,&quot;collection-title&quot;:&quot;Learning in doing: Social, cognitive, and computational aspects&quot;,&quot;event-place&quot;:&quot;New York, NY, US&quot;,&quot;title&quot;:&quot;Observing sociocultural activity on three planes: Participatory appropriation, guided participation, and apprenticeship&quot;,&quot;source&quot;:&quot;APA PsycNet&quot;,&quot;publisher&quot;:&quot;Cambridge University Press&quot;,&quot;title-short&quot;:&quot;Observing sociocultural activity on three planes&quot;,&quot;page&quot;:&quot;139-164&quot;,&quot;author&quot;:[{&quot;given&quot;:&quot;Barbara&quot;,&quot;family&quot;:&quot;Rogoff&quot;}]},&quot;prefix&quot;:&quot;&quot;,&quot;uri&quot;:[&quot;http://zotero.org/users/1913249/items/ZMN79J65&quot;],&quot;suffix&quot;:&quot;&quot;,&quot;uris&quot;:[&quot;http://zotero.org/users/1913249/items/ZMN79J65&quot;],&quot;id&quot;:3402}],&quot;schema&quot;:&quot;https://github.com/citation-style-language/schema/raw/master/csl-citation.json&quot;} RNDjvxbyncerx"/>&lt;Do Zotero Refresh: [@rogoff_observing_1995-1]&gt;<text:reference-mark-end text:name="ZOTERO_ITEM CSL_CITATION {&quot;properties&quot;:{&quot;formattedCitation&quot;:&quot;[@rogoff_observing_1995-1]&quot;,&quot;noteIndex&quot;:0},&quot;citationID&quot;:&quot;zhunukxh&quot;,&quot;citationItems&quot;:[{&quot;itemData&quot;:{&quot;publisher-place&quot;:&quot;New York, NY, US&quot;,&quot;id&quot;:&quot;rogoff_observing_1995-1&quot;,&quot;container-title&quot;:&quot;Sociocultural studies of mind&quot;,&quot;type&quot;:&quot;chapter&quot;,&quot;issued&quot;:{&quot;date-parts&quot;:[[1995]]},&quot;citation-key&quot;:&quot;rogoff_observing_1995-1&quot;,&quot;collection-title&quot;:&quot;Learning in doing: Social, cognitive, and computational aspects&quot;,&quot;event-place&quot;:&quot;New York, NY, US&quot;,&quot;title&quot;:&quot;Observing sociocultural activity on three planes: Participatory appropriation, guided participation, and apprenticeship&quot;,&quot;source&quot;:&quot;APA PsycNet&quot;,&quot;publisher&quot;:&quot;Cambridge University Press&quot;,&quot;title-short&quot;:&quot;Observing sociocultural activity on three planes&quot;,&quot;page&quot;:&quot;139-164&quot;,&quot;author&quot;:[{&quot;given&quot;:&quot;Barbara&quot;,&quot;family&quot;:&quot;Rogoff&quot;}]},&quot;prefix&quot;:&quot;&quot;,&quot;uri&quot;:[&quot;http://zotero.org/users/1913249/items/ZMN79J65&quot;],&quot;suffix&quot;:&quot;&quot;,&quot;uris&quot;:[&quot;http://zotero.org/users/1913249/items/ZMN79J65&quot;],&quot;id&quot;:3402}],&quot;schema&quot;:&quot;https://github.com/citation-style-language/schema/raw/master/csl-citation.json&quot;} RNDjvxbyncerx"/>. More detailed interpretation and analyis of these interactions follow in later sections.</text:p>
      <text:p text:style-name="Text_20_body"><text:span text:style-name="T2">Cultural Focus</text:span></text:p>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text:p>
      <text:p text:style-name="Text_20_body">In the above interactions, there is cultural understanding of the conventions of a platformer game being shown by both the child and adult. Keys and Doors as desired a game design pattern appears to prompt engagement with the game making process. This is evident in the way with the child introduces and repeats the name of the pattern in a sing song voice in this interaction.</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 explored later?)</text:p>
      <text:p text:style-name="Text_20_body"><text:span text:style-name="T2">Interpersonal Focus - Guided Participation</text:span>: 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MOVE THIS LATER - FIND A PLACE - CALL BACK TO IT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MOVE THIS LATER - FIND A PLACE - CALL BACK TO IT 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Text_20_body"><text:span text:style-name="T2">Personal Focus - Participatory Appropriation</text:spa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properties&quot;:{&quot;formattedCitation&quot;:&quot;[@rogoff_observing_1995-1]&quot;,&quot;noteIndex&quot;:0},&quot;citationID&quot;:&quot;jbalbgzx&quot;,&quot;citationItems&quot;:[{&quot;itemData&quot;:{&quot;publisher-place&quot;:&quot;New York, NY, US&quot;,&quot;id&quot;:&quot;rogoff_observing_1995-1&quot;,&quot;container-title&quot;:&quot;Sociocultural studies of mind&quot;,&quot;type&quot;:&quot;chapter&quot;,&quot;issued&quot;:{&quot;date-parts&quot;:[[1995]]},&quot;citation-key&quot;:&quot;rogoff_observing_1995-1&quot;,&quot;collection-title&quot;:&quot;Learning in doing: Social, cognitive, and computational aspects&quot;,&quot;event-place&quot;:&quot;New York, NY, US&quot;,&quot;title&quot;:&quot;Observing sociocultural activity on three planes: Participatory appropriation, guided participation, and apprenticeship&quot;,&quot;source&quot;:&quot;APA PsycNet&quot;,&quot;publisher&quot;:&quot;Cambridge University Press&quot;,&quot;title-short&quot;:&quot;Observing sociocultural activity on three planes&quot;,&quot;page&quot;:&quot;139-164&quot;,&quot;author&quot;:[{&quot;given&quot;:&quot;Barbara&quot;,&quot;family&quot;:&quot;Rogoff&quot;}]},&quot;prefix&quot;:&quot;&quot;,&quot;uri&quot;:[&quot;http://zotero.org/users/1913249/items/ZMN79J65&quot;],&quot;suffix&quot;:&quot;&quot;,&quot;uris&quot;:[&quot;http://zotero.org/users/1913249/items/ZMN79J65&quot;],&quot;id&quot;:3402}],&quot;schema&quot;:&quot;https://github.com/citation-style-language/schema/raw/master/csl-citation.json&quot;} RNDwgojtnrnbl"/>&lt;Do Zotero Refresh: [@rogoff_observing_1995-1]&gt;<text:reference-mark-end text:name="ZOTERO_ITEM CSL_CITATION {&quot;properties&quot;:{&quot;formattedCitation&quot;:&quot;[@rogoff_observing_1995-1]&quot;,&quot;noteIndex&quot;:0},&quot;citationID&quot;:&quot;jbalbgzx&quot;,&quot;citationItems&quot;:[{&quot;itemData&quot;:{&quot;publisher-place&quot;:&quot;New York, NY, US&quot;,&quot;id&quot;:&quot;rogoff_observing_1995-1&quot;,&quot;container-title&quot;:&quot;Sociocultural studies of mind&quot;,&quot;type&quot;:&quot;chapter&quot;,&quot;issued&quot;:{&quot;date-parts&quot;:[[1995]]},&quot;citation-key&quot;:&quot;rogoff_observing_1995-1&quot;,&quot;collection-title&quot;:&quot;Learning in doing: Social, cognitive, and computational aspects&quot;,&quot;event-place&quot;:&quot;New York, NY, US&quot;,&quot;title&quot;:&quot;Observing sociocultural activity on three planes: Participatory appropriation, guided participation, and apprenticeship&quot;,&quot;source&quot;:&quot;APA PsycNet&quot;,&quot;publisher&quot;:&quot;Cambridge University Press&quot;,&quot;title-short&quot;:&quot;Observing sociocultural activity on three planes&quot;,&quot;page&quot;:&quot;139-164&quot;,&quot;author&quot;:[{&quot;given&quot;:&quot;Barbara&quot;,&quot;family&quot;:&quot;Rogoff&quot;}]},&quot;prefix&quot;:&quot;&quot;,&quot;uri&quot;:[&quot;http://zotero.org/users/1913249/items/ZMN79J65&quot;],&quot;suffix&quot;:&quot;&quot;,&quot;uris&quot;:[&quot;http://zotero.org/users/1913249/items/ZMN79J65&quot;],&quot;id&quot;:3402}],&quot;schema&quot;:&quot;https://github.com/citation-style-language/schema/raw/master/csl-citation.json&quot;} RNDwgojtnrnbl"/>,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The child shows their personal knowledge of game design patterns in the end of course evaluation. She responded to the question <text:span text:style-name="T1">What would you like to see next time? What would you add?</text:span> with the comment. “Th: I’d add a health bar and lots more levels and keep on changing the characters and background.”</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language-and-practices-in-informal-feedback-to-direct-modification-of-games"/>Use of evolving language and practices in informal feedback to direct modification of games<text:bookmark-end text:name="use-of-evolving-language-and-practices-in-informal-feedback-to-direct-modification-of-games"/></text:h>
      <text:p text:style-name="First_20_paragraph"><text:span text:style-name="T3">Terminology</text:span> 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Text_20_body">MOVE EXAMPLE TO COMMUNITY DEVELOPMENT OF LANGUAGE ABOVE</text:p>
      <text:p text:style-name="P23">Mi: Right so I don't want this rocket here. I want the rocket to be the yellow thingie.</text:p>
      <text:p text:style-name="P24">Ne – Gold coins.</text:p>
      <text:p text:style-name="P25">Mi - Right so, What are you doing? Do you know what you are doing?</text:p>
      <text:p text:style-name="P26">I want the aliens to be the hazard, the rockets to be the gold coins and the spaceman to be the character.</text:p>
      <text:p text:style-name="P27">Mi: Poop Ping? (alarmed) What are you doing? What's poop ping.</text:p>
      <text:p text:style-name="P28">Where's my spaceman?</text:p>
      <text:p text:style-name="P29">Ne: Wait! What do you want the aliens as?</text:p>
      <text:p text:style-name="P30">Mi: The hazards.</text:p>
      <text:p text:style-name="P31">Mi: Yaaay!</text:p>
      <text:p text:style-name="P32">Mi: And now the rocket thing as the like you know the good thing - the reward.</text:p>
      <text:p text:style-name="P33">Ne: Who wants a rocket for their reward?</text:p>
      <text:p text:style-name="P34">Mi: Because if a spaceman gets to a rocket he can get home. But if he doesn't then the aliens get him.</text:p>
      <text:p text:style-name="P35">Ne: It's a very violent game.</text:p>
      <text:p text:style-name="P36">Mi: What <text:s text:c="1"/>?</text:p>
      <text:p text:style-name="P37">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for-the-intangible---evolving-concepts-of-game-challenge-and-game-feel---perhaps-move-to-last-section-personal"/>Developing a language for the intangible - Evolving concepts of Game Challenge and Game Feel - PERHAPS MOVE TO LAST SECTION / PERSONAL<text:bookmark-end text:name="developing-a-language-for-the-intangible---evolving-concepts-of-game-challenge-and-game-feel---perhaps-move-to-last-section-persona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1">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p text:style-name="Text_20_body">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38">Mi: (Talking to self) No! It's so hard that. (referring to a particular jump in her game.)</text:p>
      <text:p text:style-name="P39">Mick: How are you getting on Mi? It's looking good.</text:p>
      <text:p text:style-name="P40">Mick: (Noting frustrated air of Mi) Have you made it to hard.</text:p>
      <text:p text:style-name="P41">Mi: I don't know. Can you jump from here to here with this.. this.. him? (point to main character)</text:p>
      <text:p text:style-name="P42">Mick: So it look like you bump your head and fall down.</text:p>
      <text:p text:style-name="P43">Mick: One bit of friendly feedback that I would give you is that it's taking a long time to move left and right. And that is something that you can change if you want to.</text:p>
      <text:p text:style-name="P44">Mi: Oh right yeah.</text:p>
      <text:p text:style-name="P45">Mick: Yeah.</text:p>
      <text:p text:style-name="P46">Mi: Yeah, actually that's a good idea.</text:p>
      <text:p text:style-name="P47">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48">Ch: That looks nice (referring to the graphical look of the game)</text:p>
      <text:p text:style-name="P49">Mi invites Ch to play as she can't progress due to the difficult game controls.</text:p>
      <text:p text:style-name="P50"/>
      <text:p text:style-name="P51">Ch: It jumps super high but so slow <text:s text:c="1"/></text:p>
      <text:p text:style-name="P52">Pause.</text:p>
      <text:p text:style-name="P53">Mi: He has to go slow because he's an astronaut, you see. <text:s text:c="3"/></text:p>
      <text:p text:style-name="P54"/>
      <text:p text:style-name="P55">Ch: It's hard.</text:p>
      <text:p text:style-name="P56">Ch then leaves</text:p>
      <text:p text:style-name="P57"/>
      <text:p text:style-name="P58">Mi: (to peer parent with proud tone.) It's hard. Wow.</text:p>
      <text:p text:style-name="First_20_paragraph">Fi comes to play the game</text:p>
      <text:p text:style-name="P59">Fi: How much jump speed to you have?</text:p>
      <text:p text:style-name="P60">Fi: Your jump speed is massive.</text:p>
      <text:p text:style-name="First_20_paragraph">EXTEND CONTINUES TO TALK ABOUT CROPPING IMAGE ANOTHER COMMUNITY PRACTICE</text:p>
      <text:p text:style-name="Text_20_body">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text:span text:style-name="T2">Organically evolving norming practices being fed back to the community</text:span></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a community norm comes from the personal experiences of the participants.</text:p>
      <text:p text:style-name="Text_20_body">This indirect comments aimed to direct direction of design mirrors some of the informal norming behaviours that are less directive seen in the work of Rogoff and colleagues [find work]. ( NOTE EXPLORE THIS PREVIOUSLY?)</text:p>
      <text:h text:style-name="Heading_20_4" text:outline-level="4"><text:bookmark-start text:name="other-examples-of-emerging-concepts-practices"/>Other examples of emerging concepts / practices<text:bookmark-end text:name="other-examples-of-emerging-concepts-practices"/></text:h>
      <text:p text:style-name="First_20_paragraph">These kind of feedback were present in many exchanges during directed playtesting and during pair interactions.</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p text:style-name="Text_20_body">However, my choice of a walled garden approach in terms of limited GDPs and bespoke documentation came in to conflict with the professional practices of some parents with coding experience.</text:p>
      <text:h text:style-name="Heading_20_4" text:outline-level="4"><text:bookmark-start text:name="use-of-help-and-documentation-related-to-gdp"/>Use of Help and Documentation related to GDP<text:bookmark-end text:name="use-of-help-and-documentation-related-to-gdp"/></text:h>
      <text:p text:style-name="First_20_paragraph">MOVE THIS PROBABLY - IN TO DESIGN CHAPTER - COULD START TO SKETCH THIS OUT SOON COMPRESS THIS DOWN HERE</text:p>
      <text:p text:style-name="Text_20_body">The use of help files and other documentation was explored in the last chapter but the specific use of GDP related support is explored in this section.</text:p>
      <text:p text:style-name="Text_20_body"><text:span text:style-name="T3">Use of a non-linear menu of Gdp</text:span></text:p>
      <text:p text:style-name="Text_20_body">Learning resources were presented in a menu format with graphics focused on the player experience rather than underlying coding constructs. The purpose was to;</text:p>
      <text:list text:style-name="L23">
        <text:list-item>
          <text:p text:style-name="P61">increase learner engagement through accessible design</text:p>
        </text:list-item>
        <text:list-item>
          <text:p text:style-name="P61">make documentation relatable to existing gameplay experience</text:p>
        </text:list-item>
        <text:list-item>
          <text:p text:style-name="P61">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2">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text:p>
      <text:p text:style-name="Text_20_body">DEVELOP THIS EXAMPLE - RELATE TO PRACTICE OF CODE PATCHING (EXPLORED IN PREVIOUS CHAPTER)</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2">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p text:style-name="Text_20_body"><text:span text:style-name="T3">A linear / step-by-step resource</text:span></text:p>
      <text:p text:style-name="Text_20_body">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1">meeting yourself in the middle</text:span> to represent the possibility of retracing the process of learning from first principles. Narratively the equivalent of a prequel.</text:p>
      <text:h text:style-name="Heading_20_4" text:outline-level="4"><text:bookmark-start text:name="example-of-use-of-professional-practices"/>Example of use of professional practices<text:bookmark-end text:name="example-of-use-of-professional-practices"/></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62">Da: Have you thought about pushing it a bit further and have a different style of game?</text:p>
      <text:p text:style-name="P63">Te: What do you mean?</text:p>
      <text:p text:style-name="P64">Da: Well the previous style of game was a platform (makes shape with hands) game wasn’t it? You went along and there was gravity pushing down (points down). There are other types of games aren’t there?</text:p>
      <text:p text:style-name="P65">Te: Pause. I don’t know what to do thought.</text:p>
      <text:p text:style-name="P66">Da: Well quite but what other games are there?</text:p>
      <text:p text:style-name="First_20_paragraph">Te adopts with this suggestion readily once he understands Da’s suggestion in full.</text:p>
      <text:p text:style-name="Text_20_body">He approaches Mick with a suggestion.</text:p>
      <text:p text:style-name="P67">Te: You could have a game where every 15 seconds 10 seconds you could add and enemy to such and such a random number between such and such (holds up hands to indicate parameters). You could block it somewhere.</text:p>
      <text:p text:style-name="P68">Da: So instead of.. instead of the world… the world being sideways. We could have the world being looked down on. (reindicates the change of perspective)</text:p>
      <text:p text:style-name="P69">Te: Hmm. How should I do this then?</text:p>
      <text:p text:style-name="P70">Da: That’s a good question. Shall we ask Mick to see if that would mess things up or not? <text:s text:c="1"/></text:p>
      <text:p text:style-name="P71">Te: Mick</text:p>
      <text:p text:style-name="P72">Mick: Hi ya.</text:p>
      <text:p text:style-name="P73">Te: Erm. Thinking about what game to do . I was thinking can we make like a pacman game kind of thing (indicates movement of character with hands)</text:p>
      <text:p text:style-name="P74">Da: If we had an on the top game rather than a platform game</text:p>
      <text:p text:style-name="P75">Mick: I think it could work. You could kind of adapt that game by, kind of, removing gravity.</text:p>
      <text:p text:style-name="P76">Da: and see what happens?</text:p>
      <text:p text:style-name="P77">Mick: and see what happens.</text:p>
      <text:p text:style-name="First_20_paragraph">Te is implicit in the use of is process, saying “I was thinking can we make like a pacman game kind of thing”. Da is more explicit naming the shift of perspective but also implying Mick takes this to a different level by making reference to a key change of code that would be involved. NOTE - LINK THIS TO LOA</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78">extract from 2019-05-08 - 20 mins</text:p>
      <text:p text:style-name="P79">Te – Right what shall we add next? So it follows?</text:p>
      <text:p text:style-name="P80">Da – yeah that would be interesting wouldn’t it.</text:p>
      <text:p text:style-name="P81">Te – you know like the ghost in pac-man</text:p>
      <text:p text:style-name="P82">Te – I think it’ll be in here. (Looking at menu of Game Mechanics – can’t see it)</text:p>
      <text:p text:style-name="P83">Te- Link to tutorials – goes to the online tutorials on flossmanuals</text:p>
      <text:p text:style-name="P84">Te – we could add some player health</text:p>
      <text:p text:style-name="P85">Da indicates at the moment this work ok.</text:p>
      <text:p text:style-name="P86">Te – shall we try to get Mick for this</text:p>
      <text:p text:style-name="P87">Da – ah we could google it.</text:p>
      <text:p text:style-name="P88">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text:style-name="L24">
        <text:list-item>
          <text:p text:style-name="P89">If needed a quick recap on guided apprenticeship.</text:p>
        </text:list-item>
      </text:list>
      <text:p text:style-name="First_20_paragraph">The following sections follow a formula; description, example, interpretation. An analysis section follows.</text:p>
      <text:h text:style-name="Heading_20_4" text:outline-level="4"><text:bookmark-start text:name="gdps-for-prioritisation-and-informal-task-division"/>GDPs for prioritisation and informal task division<text:bookmark-end text:name="gdps-for-prioritisation-and-informal-task-division"/></text:h>
      <text:p text:style-name="First_20_paragraph">The following exchange between participants Fi and Ma shows GDPs being used to organise future activity.</text:p>
      <text:p text:style-name="P90">M: I’ve brought the music, and also we could just concentrate on one thing and just change that.</text:p>
      <text:p text:style-name="P91">You know, keep working through.</text:p>
      <text:p text:style-name="P92">F: Yeah. I think I want to get an enemy in - oh no - my person animated.</text:p>
      <text:p text:style-name="P93">M: So you want to get your person animated that’s the main thing.</text:p>
      <text:p text:style-name="P94">M: Shall we concentrate on that and changing the platforms into something different?</text:p>
      <text:p text:style-name="P95">F: Yeah.</text:p>
      <text:p text:style-name="P96">M: Yeah?</text:p>
      <text:p text:style-name="P97">F: I also want to make a theme tune.</text:p>
      <text:p text:style-name="P98">M: Yeah it’s, that’s what I mean, you can’t just skip around like that.</text:p>
      <text:p text:style-name="P99">F: hmmm</text:p>
      <text:p text:style-name="P100">M: just cos it gets really overwhelming.</text:p>
      <text:p text:style-name="P101">M: Yeah..? So…?</text:p>
      <text:p text:style-name="P102">Long pause</text:p>
      <text:p text:style-name="P103">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104">Mick: Hello</text:p>
      <text:p text:style-name="P105">Ma: Hi Mick</text:p>
      <text:p text:style-name="P106">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text:p>
      <text:p text:style-name="P107">Ma: Quite complicated. But we can do it. But it would mean a lot of mucking around</text:p>
      <text:p text:style-name="P108">Fi: Ah Er</text:p>
      <text:p text:style-name="P109">Ma: Which is difficult to do while we’re here. But it’s doable.</text:p>
      <text:p text:style-name="P110">Ma: It’s like a project in itself really.</text:p>
      <text:p text:style-name="P111">Fi: Project in itself?</text:p>
      <text:p text:style-name="P112">Ma: Yeah! (laughing). I just want to know like. We can get him in. So if I ask about the sizing.</text:p>
      <text:p text:style-name="P113">Fi: Hmmn</text:p>
      <text:p text:style-name="P114">Ma: I think you can edit the size here.</text:p>
      <text:p text:style-name="P115">Fi: Why don’t you go here for a computer and you can do that?</text:p>
      <text:p text:style-name="P116">Ma: Why. What. While you’re doing what?</text:p>
      <text:p text:style-name="P117">Fi: Um making a sound track or something. I could do something like that.</text:p>
      <text:p text:style-name="P118">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NOTE Play up tension between get game done, and child involvement </text:p>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shows that the child proposes that the mother is the person who will be responsible for implementing the GDP.</text:p>
      <text:p text:style-name="Text_20_body"><text:span text:style-name="T2">Notes to integrate here</text:span></text:p>
      <text:p text:style-name="Text_20_body">While the child makes direct delegation they are free to undertake other activities.</text:p>
      <text:list text:style-name="L25">
        <text:list-item>
          <text:p text:style-name="P119">At certain points in the create stage the parent needs total concentration and is not able to respond effectively to requests of attention.</text:p>
        </text:list-item>
        <text:list-item>
          <text:p text:style-name="P119">At times the parent asked the child to seek help from facilitator.<text:line-break/></text:p>
        </text:list-item>
        <text:list-item>
          <text:p text:style-name="P119">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properties&quot;:{&quot;formattedCitation&quot;:&quot;[@lave_situating_1991]&quot;,&quot;noteIndex&quot;:0},&quot;citationID&quot;:&quot;yyshtqjr&quot;,&quot;citationItems&quot;:[{&quot;itemData&quot;:{&quot;id&quot;:&quot;lave_situating_1991&quot;,&quot;container-title&quot;:&quot;Perspectives on socially shared cognition&quot;,&quot;issued&quot;:{&quot;date-parts&quot;:[[1991]]},&quot;citation-key&quot;:&quot;lave_situating_1991&quot;,&quot;volume&quot;:&quot;2&quot;,&quot;type&quot;:&quot;article-journal&quot;,&quot;title&quot;:&quot;Situating learning in communities of practice&quot;,&quot;source&quot;:&quot;Google Scholar&quot;,&quot;page&quot;:&quot;63–82&quot;,&quot;author&quot;:[{&quot;given&quot;:&quot;Jean&quot;,&quot;family&quot;:&quot;Lave&quot;}]},&quot;prefix&quot;:&quot;&quot;,&quot;uri&quot;:[&quot;http://zotero.org/users/1913249/items/CT2UFZ8Y&quot;],&quot;suffix&quot;:&quot;&quot;,&quot;uris&quot;:[&quot;http://zotero.org/users/1913249/items/CT2UFZ8Y&quot;],&quot;id&quot;:218}],&quot;schema&quot;:&quot;https://github.com/citation-style-language/schema/raw/master/csl-citation.json&quot;} RNDelwvifxjry"/>&lt;Do Zotero Refresh: [@lave_situating_1991]&gt;<text:reference-mark-end text:name="ZOTERO_ITEM CSL_CITATION {&quot;properties&quot;:{&quot;formattedCitation&quot;:&quot;[@lave_situating_1991]&quot;,&quot;noteIndex&quot;:0},&quot;citationID&quot;:&quot;yyshtqjr&quot;,&quot;citationItems&quot;:[{&quot;itemData&quot;:{&quot;id&quot;:&quot;lave_situating_1991&quot;,&quot;container-title&quot;:&quot;Perspectives on socially shared cognition&quot;,&quot;issued&quot;:{&quot;date-parts&quot;:[[1991]]},&quot;citation-key&quot;:&quot;lave_situating_1991&quot;,&quot;volume&quot;:&quot;2&quot;,&quot;type&quot;:&quot;article-journal&quot;,&quot;title&quot;:&quot;Situating learning in communities of practice&quot;,&quot;source&quot;:&quot;Google Scholar&quot;,&quot;page&quot;:&quot;63–82&quot;,&quot;author&quot;:[{&quot;given&quot;:&quot;Jean&quot;,&quot;family&quot;:&quot;Lave&quot;}]},&quot;prefix&quot;:&quot;&quot;,&quot;uri&quot;:[&quot;http://zotero.org/users/1913249/items/CT2UFZ8Y&quot;],&quot;suffix&quot;:&quot;&quot;,&quot;uris&quot;:[&quot;http://zotero.org/users/1913249/items/CT2UFZ8Y&quot;],&quot;id&quot;:218}],&quot;schema&quot;:&quot;https://github.com/citation-style-language/schema/raw/master/csl-citation.json&quot;} RNDelwvifxjry"/>, or as an observation stage of LOPI model <text:reference-mark-start text:name="ZOTERO_ITEM CSL_CITATION {&quot;properties&quot;:{&quot;formattedCitation&quot;:&quot;[@rogoff_learning_2014]&quot;,&quot;noteIndex&quot;:0},&quot;citationID&quot;:&quot;prwlykvr&quot;,&quot;citationItems&quot;:[{&quot;itemData&quot;:{&quot;id&quot;:&quot;rogoff_learning_2014&quot;,&quot;language&quot;:&quot;en&quot;,&quot;title&quot;:&quot;Learning by Observing and Pitching In to Family and Community Endeavors: An Orientation&quot;,&quot;citation-key&quot;:&quot;rogoff_learning_2014&quot;,&quot;issue&quot;:&quot;2-3&quot;,&quot;container-title&quot;:&quot;Human Development&quot;,&quot;volume&quot;:&quot;57&quot;,&quot;URL&quot;:&quot;https://www.karger.com/Article/FullText/356757&quot;,&quot;issued&quot;:{&quot;date-parts&quot;:[[2014]]},&quot;type&quot;:&quot;article-journal&quot;,&quot;DOI&quot;:&quot;10.1159/000356757&quot;,&quot;source&quot;:&quot;Crossref&quot;,&quot;accessed&quot;:{&quot;date-parts&quot;:[[2019,4,6]]},&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title-short&quot;:&quot;Learning by Observing and Pitching In to Family and Community Endeavors&quot;,&quot;page&quot;:&quot;69-81&quot;,&quot;author&quot;:[{&quot;given&quot;:&quot;Barbara&quot;,&quot;family&quot;:&quot;Rogoff&quot;}]},&quot;prefix&quot;:&quot;&quot;,&quot;uri&quot;:[&quot;http://zotero.org/users/1913249/items/8AB5U8TV&quot;],&quot;suffix&quot;:&quot;&quot;,&quot;uris&quot;:[&quot;http://zotero.org/users/1913249/items/8AB5U8TV&quot;],&quot;id&quot;:3213}],&quot;schema&quot;:&quot;https://github.com/citation-style-language/schema/raw/master/csl-citation.json&quot;} RNDxmfyxdwqlq"/>&lt;Do Zotero Refresh: [@rogoff_learning_2014]&gt;<text:reference-mark-end text:name="ZOTERO_ITEM CSL_CITATION {&quot;properties&quot;:{&quot;formattedCitation&quot;:&quot;[@rogoff_learning_2014]&quot;,&quot;noteIndex&quot;:0},&quot;citationID&quot;:&quot;prwlykvr&quot;,&quot;citationItems&quot;:[{&quot;itemData&quot;:{&quot;id&quot;:&quot;rogoff_learning_2014&quot;,&quot;language&quot;:&quot;en&quot;,&quot;title&quot;:&quot;Learning by Observing and Pitching In to Family and Community Endeavors: An Orientation&quot;,&quot;citation-key&quot;:&quot;rogoff_learning_2014&quot;,&quot;issue&quot;:&quot;2-3&quot;,&quot;container-title&quot;:&quot;Human Development&quot;,&quot;volume&quot;:&quot;57&quot;,&quot;URL&quot;:&quot;https://www.karger.com/Article/FullText/356757&quot;,&quot;issued&quot;:{&quot;date-parts&quot;:[[2014]]},&quot;type&quot;:&quot;article-journal&quot;,&quot;DOI&quot;:&quot;10.1159/000356757&quot;,&quot;source&quot;:&quot;Crossref&quot;,&quot;accessed&quot;:{&quot;date-parts&quot;:[[2019,4,6]]},&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title-short&quot;:&quot;Learning by Observing and Pitching In to Family and Community Endeavors&quot;,&quot;page&quot;:&quot;69-81&quot;,&quot;author&quot;:[{&quot;given&quot;:&quot;Barbara&quot;,&quot;family&quot;:&quot;Rogoff&quot;}]},&quot;prefix&quot;:&quot;&quot;,&quot;uri&quot;:[&quot;http://zotero.org/users/1913249/items/8AB5U8TV&quot;],&quot;suffix&quot;:&quot;&quot;,&quot;uris&quot;:[&quot;http://zotero.org/users/1913249/items/8AB5U8TV&quot;],&quot;id&quot;:3213}],&quot;schema&quot;:&quot;https://github.com/citation-style-language/schema/raw/master/csl-citation.json&quot;} RNDxmfyxdwqlq"/>.</text:p>
      <text:p text:style-name="Text_20_body">Indeed while this arrangement seems mutually suitable, the possibility for children to not engage in community activities is seen by Rogoff <text:reference-mark-start text:name="ZOTERO_ITEM CSL_CITATION {&quot;properties&quot;:{&quot;formattedCitation&quot;:&quot;[-@rogoff_cultural_2003; -@rogoff_organization_2016]&quot;,&quot;noteIndex&quot;:0},&quot;citationID&quot;:&quot;huhlfeho&quot;,&quot;citationItems&quot;:[{&quot;itemData&quot;:{&quot;publisher-place&quot;:&quot;Oxford [UK] ;a New York&quot;,&quot;ISBN&quot;:&quot;978-0-19-513133-8&quot;,&quot;language&quot;:&quot;en&quot;,&quot;type&quot;:&quot;book&quot;,&quot;issued&quot;:{&quot;date-parts&quot;:[[2003]]},&quot;citation-key&quot;:&quot;rogoff_cultural_2003&quot;,&quot;title&quot;:&quot;The cultural nature of human development&quot;,&quot;event-place&quot;:&quot;Oxford [UK] ;a New York&quot;,&quot;source&quot;:&quot;Library of Congress ISBN&quot;,&quot;publisher&quot;:&quot;Oxford University Press&quot;,&quot;number-of-pages&quot;:&quot;434&quot;,&quot;call-number&quot;:&quot;HM686 .R64 2003&quot;,&quot;id&quot;:&quot;rogoff_cultural_2003&quot;,&quot;author&quot;:[{&quot;given&quot;:&quot;Barbara&quot;,&quot;family&quot;:&quot;Rogoff&quot;}]},&quot;id&quot;:3370,&quot;prefix&quot;:&quot;&quot;,&quot;suppress-author&quot;:true,&quot;suffix&quot;:&quot;&quot;,&quot;uris&quot;:[&quot;http://zotero.org/users/1913249/items/MPJ5DJQJ&quot;],&quot;uri&quot;:[&quot;http://zotero.org/users/1913249/items/MPJ5DJQJ&quot;]},{&quot;itemData&quot;:{&quot;id&quot;:&quot;rogoff_organization_2016&quot;,&quot;language&quot;:&quot;en&quot;,&quot;title&quot;:&quot;The Organization of Informal Learning&quot;,&quot;citation-key&quot;:&quot;rogoff_organization_2016&quot;,&quot;container-title-short&quot;:&quot;Review of Research in Education&quot;,&quot;issue&quot;:&quot;1&quot;,&quot;container-title&quot;:&quot;Review of Research in Education&quot;,&quot;volume&quot;:&quot;40&quot;,&quot;issued&quot;:{&quot;date-parts&quot;:[[2016,3]]},&quot;type&quot;:&quot;article-journal&quot;,&quot;DOI&quot;:&quot;10.3102/0091732X16680994&quot;,&quot;URL&quot;:&quot;http://journals.sagepub.com/doi/10.3102/0091732X16680994&quot;,&quot;accessed&quot;:{&quot;date-parts&quot;:[[2023,2,16]]},&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source&quot;:&quot;DOI.org (Crossref)&quot;,&quot;page&quot;:&quot;356-401&quot;,&quot;author&quot;:[{&quot;given&quot;:&quot;Barbara&quot;,&quot;family&quot;:&quot;Rogoff&quot;},{&quot;given&quot;:&quot;Maureen&quot;,&quot;family&quot;:&quot;Callanan&quot;},{&quot;given&quot;:&quot;Kris D.&quot;,&quot;family&quot;:&quot;Gutiérrez&quot;},{&quot;given&quot;:&quot;Frederick&quot;,&quot;family&quot;:&quot;Erickson&quot;}]},&quot;id&quot;:8882,&quot;prefix&quot;:&quot;&quot;,&quot;suppress-author&quot;:true,&quot;suffix&quot;:&quot;&quot;,&quot;uris&quot;:[&quot;http://zotero.org/users/1913249/items/Q2M28PQC&quot;],&quot;uri&quot;:[&quot;http://zotero.org/users/1913249/items/Q2M28PQC&quot;]}],&quot;schema&quot;:&quot;https://github.com/citation-style-language/schema/raw/master/csl-citation.json&quot;} RNDkexcdmtzyr"/>&lt;Do Zotero Refresh: [-@rogoff_cultural_2003; -@rogoff_organization_2016]&gt;<text:reference-mark-end text:name="ZOTERO_ITEM CSL_CITATION {&quot;properties&quot;:{&quot;formattedCitation&quot;:&quot;[-@rogoff_cultural_2003; -@rogoff_organization_2016]&quot;,&quot;noteIndex&quot;:0},&quot;citationID&quot;:&quot;huhlfeho&quot;,&quot;citationItems&quot;:[{&quot;itemData&quot;:{&quot;publisher-place&quot;:&quot;Oxford [UK] ;a New York&quot;,&quot;ISBN&quot;:&quot;978-0-19-513133-8&quot;,&quot;language&quot;:&quot;en&quot;,&quot;type&quot;:&quot;book&quot;,&quot;issued&quot;:{&quot;date-parts&quot;:[[2003]]},&quot;citation-key&quot;:&quot;rogoff_cultural_2003&quot;,&quot;title&quot;:&quot;The cultural nature of human development&quot;,&quot;event-place&quot;:&quot;Oxford [UK] ;a New York&quot;,&quot;source&quot;:&quot;Library of Congress ISBN&quot;,&quot;publisher&quot;:&quot;Oxford University Press&quot;,&quot;number-of-pages&quot;:&quot;434&quot;,&quot;call-number&quot;:&quot;HM686 .R64 2003&quot;,&quot;id&quot;:&quot;rogoff_cultural_2003&quot;,&quot;author&quot;:[{&quot;given&quot;:&quot;Barbara&quot;,&quot;family&quot;:&quot;Rogoff&quot;}]},&quot;id&quot;:3370,&quot;prefix&quot;:&quot;&quot;,&quot;suppress-author&quot;:true,&quot;suffix&quot;:&quot;&quot;,&quot;uris&quot;:[&quot;http://zotero.org/users/1913249/items/MPJ5DJQJ&quot;],&quot;uri&quot;:[&quot;http://zotero.org/users/1913249/items/MPJ5DJQJ&quot;]},{&quot;itemData&quot;:{&quot;id&quot;:&quot;rogoff_organization_2016&quot;,&quot;language&quot;:&quot;en&quot;,&quot;title&quot;:&quot;The Organization of Informal Learning&quot;,&quot;citation-key&quot;:&quot;rogoff_organization_2016&quot;,&quot;container-title-short&quot;:&quot;Review of Research in Education&quot;,&quot;issue&quot;:&quot;1&quot;,&quot;container-title&quot;:&quot;Review of Research in Education&quot;,&quot;volume&quot;:&quot;40&quot;,&quot;issued&quot;:{&quot;date-parts&quot;:[[2016,3]]},&quot;type&quot;:&quot;article-journal&quot;,&quot;DOI&quot;:&quot;10.3102/0091732X16680994&quot;,&quot;URL&quot;:&quot;http://journals.sagepub.com/doi/10.3102/0091732X16680994&quot;,&quot;accessed&quot;:{&quot;date-parts&quot;:[[2023,2,16]]},&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source&quot;:&quot;DOI.org (Crossref)&quot;,&quot;page&quot;:&quot;356-401&quot;,&quot;author&quot;:[{&quot;given&quot;:&quot;Barbara&quot;,&quot;family&quot;:&quot;Rogoff&quot;},{&quot;given&quot;:&quot;Maureen&quot;,&quot;family&quot;:&quot;Callanan&quot;},{&quot;given&quot;:&quot;Kris D.&quot;,&quot;family&quot;:&quot;Gutiérrez&quot;},{&quot;given&quot;:&quot;Frederick&quot;,&quot;family&quot;:&quot;Erickson&quot;}]},&quot;id&quot;:8882,&quot;prefix&quot;:&quot;&quot;,&quot;suppress-author&quot;:true,&quot;suffix&quot;:&quot;&quot;,&quot;uris&quot;:[&quot;http://zotero.org/users/1913249/items/Q2M28PQC&quot;],&quot;uri&quot;:[&quot;http://zotero.org/users/1913249/items/Q2M28PQC&quot;]}],&quot;schema&quot;:&quot;https://github.com/citation-style-language/schema/raw/master/csl-citation.json&quot;} RNDkexcdmtzyr"/> as an important characteristics in participation based models of learning.</text:p>
      <text:h text:style-name="Heading_20_4" text:outline-level="4"><text:bookmark-start text:name="sustaining-engagement-parental-prompts-aligned-with-ideation-stages"/>Sustaining Engagement: Parental prompts aligned with ideation stages<text:bookmark-end text:name="sustaining-engagement-parental-prompts-aligned-with-ideation-stages"/></text:h>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text:p>
      <text:p text:style-name="Text_20_body">The parent navigates this process skilfully and is able to incorporate the child’s interests.</text:p>
      <text:p text:style-name="Text_20_body">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4" text:outline-level="4"><text:bookmark-start text:name="other-examples-of-gdps-helping-ideation-and-sustaining-activities"/>Other examples of GDPs helping ideation and sustaining activities<text:bookmark-end text:name="other-examples-of-gdps-helping-ideation-and-sustaining-activities"/></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3" text:outline-level="3"><text:bookmark-start text:name="gdp-aiding-home-learning-practices---an-example-paper-prototyping"/>GDP aiding home learning practices - an example paper prototyping<text:bookmark-end text:name="gdp-aiding-home-learning-practices---an-exampl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text:style-name="L26">
        <text:list-item>
          <text:p text:style-name="P120">Fi and Ma also discuss the use of paper to clarify initial GDP ideas in interview data.</text:p>
        </text:list-item>
        <text:list-item>
          <text:p text:style-name="P120">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 This helps a focus on a noticeable change in game play. something that others will observe and thus help participants to design for others. AS COMPARED TO WHAT? WHAT WOULDN’T BE NOTICEABLE?</text:p>
      <text:p text:style-name="Text_20_body">As explored, Playtesing as a regular practice is another way to shift learners into a perspective designing for others.</text:p>
      <text:p text:style-name="Text_20_body">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more-examples-of-designing-for-others-shifts-of-perspective"/>More examples of designing for others / shifts of perspective<text:bookmark-end text:name="more-examples-of-designing-for-others-shifts-of-perspective"/></text:h>
      <text:p text:style-name="First_20_paragraph">Move challenge here?</text:p>
      <text:h text:style-name="Heading_20_4" text:outline-level="4"><text:bookmark-start text:name="interpretation-of-data-on-designing-for-others"/>Interpretation of data on designing for others<text:bookmark-end text:name="interpretation-of-data-on-designing-for-others"/></text:h>
      <text:p text:style-name="First_20_paragraph">We have explored in the literature review the value of design as a process, to see surrounding world as a designed experience, Latour.</text:p>
      <text:p text:style-name="Text_20_body">Other researchers propose that early (all) stages of ask and imagine are more productive when informed by a realistic sense of what the end user experience is.</text:p>
      <text:p text:style-name="Text_20_body">FIND RESEARCH TO SUPPORT</text:p>
      <text:p text:style-name="Text_20_body">I also propose that the use of GDP as a unit of activity may help the overall process of design for others by providing the FOLLOWING</text:p>
      <text:list text:style-name="L27">
        <text:list-item>
          <text:p text:style-name="P121">discreet and clear goals which are nested in the wider goal of making an engaging game</text:p>
        </text:list-item>
        <text:list-item>
          <text:p text:style-name="P121">clear terms to use as a lingua-franca during self testing and playtesting.</text:p>
        </text:list-item>
      </text:list>
      <text:h text:style-name="Heading_20_3" text:outline-level="3"><text:bookmark-start text:name="gdp-driving-adoption-of-technical-terminology---perhaps-drop-move"/>GDP driving adoption of technical terminology - perhaps drop / move<text:bookmark-end text:name="gdp-driving-adoption-of-technical-terminology---perhaps-drop-move"/></text:h>
      <text:p text:style-name="First_20_paragraph">PERHAPS COMPRESS AND USE AS EXAMPLE IN ANOTHER SECTION</text:p>
      <text:p text:style-name="Text_20_body">The emergence of technical processes happens particularly on a pair level.</text:p>
      <text:p text:style-name="Text_20_body">Sometimes very explicitly as a parent explains, facilitates or guides a process, as in the case of Te &amp; Da in apprenticeship above. Sometimes this is more implicitly in more casual help interactions.</text:p>
      <text:h text:style-name="Heading_20_4" text:outline-level="4"><text:bookmark-start text:name="interpretation-of-data-on-evolving-technical-processes"/>Interpretation of data on evolving technical processes<text:bookmark-end text:name="interpretation-of-data-on-evolving-technical-processes"/></text:h>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text:span text:style-name="T2">Operations, actions and activity</text:span></text:p>
      <text:p text:style-name="Text_20_body">As previously explored, activity systems can be viewed on different levels of abstraction.</text:p>
      <text:p text:style-name="Text_20_body">As a common example the process of “getting it in the game”.</text:p>
      <text:p text:style-name="P122">Mi continues to do solo design using the Piskel graphical too. She encounters a design problem. When erasing a part of the design she gets rid of background colour.</text:p>
      <text:p text:style-name="P123">Mi asks for help from partner but receives misleading advice which does not help her progress.</text:p>
      <text:p text:style-name="P124"/>
      <text:p text:style-name="P125">Mi – Oh no it’s not done that has it?</text:p>
      <text:p text:style-name="P126"/>
      <text:p text:style-name="P127">Mi calls the name of her child across room with theatrical gesture and loud whisper voice</text:p>
      <text:p text:style-name="P128">Mi – “Ne!”</text:p>
      <text:p text:style-name="P129">Mi then makes face, wiggles head and shrugs at parent peer. The other parent laughs.</text:p>
      <text:p text:style-name="P130"/>
      <text:p text:style-name="P131">Ne arrives to help.</text:p>
      <text:p text:style-name="P132">Mi – I’m trying to delete them but they turn light grey.</text:p>
      <text:p text:style-name="P133">Ne – So you want to get rid of them?</text:p>
      <text:p text:style-name="P134">Mi – What are you doing? You have to tell me what you are doing so I can do it myself.</text:p>
      <text:p text:style-name="P135">Mi – laughs</text:p>
      <text:p text:style-name="P136">Ne – laughs.</text:p>
      <text:p text:style-name="P137">Mi – I’ll just have to keep shouting at you if you don’t tell me. <text:s text:c="1"/></text:p>
      <text:p text:style-name="P138">Ne uses the mouse to select the grey background colour with the colour picker tool, then the pen tool to fill in gaps in the design. She then swaps the active colour back from grey to black by clicking the option to swap foreground and background colours.</text:p>
      <text:p text:style-name="P139">Mi - How did you do that so quickly? I’ve got to like, carefully... (makes hand gestures to show a sense of hesitant keyboard use)</text:p>
      <text:p text:style-name="P140">Parent peer laughs</text:p>
      <text:p text:style-name="P141">Ne bounces up in place and smiles broadly.</text:p>
      <text:p text:style-name="P142">Mi- Thanks</text:p>
      <text:p text:style-name="P143">Mi – So am I like back with the black now? <text:s text:c="1"/></text:p>
      <text:p text:style-name="P144">Ne – Yeah but if you want to delete it just press X (which switches between foreground and background colours) and then do it.</text:p>
      <text:p text:style-name="P145">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text:p>
      <text:p text:style-name="P146">Mi - Ne!, Ne! Ne.</text:p>
      <text:p text:style-name="P147"/>
      <text:p text:style-name="P148">Mi: Do you know how to get it in the game?</text:p>
      <text:p text:style-name="P149">Ne: Oh my god!</text:p>
      <text:p text:style-name="P150">Mi: Well . First of all save it to the gallery. How do you save it?</text:p>
      <text:p text:style-name="P151">Ah there you are. Save it.</text:p>
      <text:p text:style-name="P152">Is it saved?</text:p>
      <text:p text:style-name="P153">Right now export it.</text:p>
      <text:p text:style-name="P154">Ne: Do you even know what export means? <text:s text:c="1"/></text:p>
      <text:p text:style-name="P155">Mi: I know what export means!</text:p>
      <text:p text:style-name="P156">Ne- Ok then smartie pants.</text:p>
      <text:p text:style-name="First_20_paragraph">the ineraction also shows positive affect of child. her role in the community can be explored here.</text:p>
      <text:p text:style-name="Text_20_body">EXPAND THIS SECTION - HOW IS IS INTERESTING?</text:p>
      <text:p text:style-name="Text_20_body">In a</text:p>
      <text:h text:style-name="Heading_20_3" text:outline-level="3"><text:bookmark-start text:name="other-shifts-in-design-practice"/>Other shifts in design practice<text:bookmark-end text:name="other-shifts-in-design-practice"/></text:h>
      <text:p text:style-name="First_20_paragraph">To follow shifts in perspectives bound up in designing for others, and the shift in layers of abstraction, this section explores what other shifts in design practices occur?</text:p>
      <text:p text:style-name="Text_20_body"><text:span text:style-name="T2">Alternating coding</text:span></text:p>
      <text:p text:style-name="Text_20_body">The parent cedes the keyboard and mouse and sometimes swaps chairs to allow child to play test the game created.</text:p>
      <text:p text:style-name="Text_20_body">This follows a pattern of X<text:line-break/>NOTE i FEEL THIS IS ALREADY COVERED?</text:p>
      <text:p text:style-name="Text_20_body">cf - similar behaviour?</text:p>
      <text:p text:style-name="Text_20_body"><text:span text:style-name="T2">Shifting between Facilitator and more active partner</text:span></text:p>
      <text:p text:style-name="Text_20_body">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p text:style-name="Text_20_body">Example of Te and Da - 10-15 mins transcribe in more detail.</text:p>
      <text:p text:style-name="P157">They thinking of a feature – wrap around like Pac-man</text:p>
      <text:p text:style-name="P158">Da – Yeah we can do that. Save that for version 1.1</text:p>
      <text:p text:style-name="P159"/>
      <text:p text:style-name="P160">Da – what’s the theme</text:p>
      <text:p text:style-name="P161">Da – sketch it on paper?</text:p>
      <text:p text:style-name="P162">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text:style-name="L28">
        <text:list-item>
          <text:p text:style-name="P163">Well suited to build a repeated design practice.</text:p>
        </text:list-item>
        <text:list-item>
          <text:p text:style-name="P163">Especially with starting documents,</text:p>
        </text:list-item>
        <text:list-item>
          <text:p text:style-name="P163">Small changes had big effects.</text:p>
        </text:list-item>
        <text:list-item>
          <text:p text:style-name="P163">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scaffolding-the-product-revision-process-and-debugging"/>GDPs scaffolding the product revision process and debugging<text:bookmark-end text:name="gdps-scaffolding-the-product-revision-process-and-debugging"/></text:h>
      <text:list text:style-name="L29">
        <text:list-item>
          <text:p text:style-name="P164">Participants spend much time in the stages of Improve and Test often as a solo effort.</text:p>
        </text:list-item>
        <text:list-item>
          <text:p text:style-name="P164">This process showed a personal appropriation of concepts like game feel / challenge</text:p>
        </text:list-item>
        <text:list-item>
          <text:p text:style-name="P164">When done as a pair GDPs aided communication during the process.</text:p>
        </text:list-item>
      </text:list>
      <text:p text:style-name="First_20_paragraph"><text:span text:style-name="T2">Example Sh and Th improving their game</text:span></text:p>
      <text:list text:style-name="L30">
        <text:list-item>
          <text:p text:style-name="P165">Parent navigates to a particular part of the code for child to alter design</text:p>
        </text:list-item>
        <text:list-item>
          <text:p text:style-name="P165">Child takes on challenge of making smaller changes once the core game mechanic code has been added.</text:p>
        </text:list-item>
      </text:list>
      <text:h text:style-name="Heading_20_4" text:outline-level="4"><text:bookmark-start text:name="sh-and-debugging-as-a-domain-specific-practice"/>Sh and Debugging as a domain specific practice<text:bookmark-end text:name="sh-and-debugging-as-a-domain-specific-practice"/></text:h>
      <text:p text:style-name="First_20_paragraph">MAKE THIS MORE SPECIFIC - MOVE ANALYSIS LATER - CALL BACK TO IT 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Text_20_body"><text:span text:style-name="T2">Reflection on debugging:</text:span> The experience of debugging appears to be a particular practice evoking certain feelings. frustration and elation See kinds of errors ??</text:p>
      <text:h text:style-name="Heading_20_4" text:outline-level="4"><text:bookmark-start text:name="building-fluidity-on-process."/>Building fluidity on process.<text:bookmark-end text:name="building-fluidity-on-process."/></text:h>
      <text:p text:style-name="First_20_paragraph">The use of these tools and processes are introduced to solve a particular problem in implementing one GDP. As per debugging. 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2" text:outline-level="2"><text:bookmark-start text:name="gdps-and-the-personal-plane"/>GDPs and the personal plane<text:bookmark-end text:name="gdps-and-the-personal-plane"/></text:h>
      <text:p text:style-name="First_20_paragraph">QUICK SUMMARY In this section the processes of personal appropriation of experience and knowledge emerging from game making are examined closely in relation to participants experience of GDPs.</text:p>
      <text:list text:style-name="L31">
        <text:list-item>
          <text:p text:style-name="P166">quick summary of Rogoff’s take on participatory appropriation compared to a transmission model of knowledge &amp; that participants re-contribute their experience of knowledge beck into the social mix</text:p>
        </text:list-item>
        <text:list-item>
          <text:p text:style-name="P166">Note on why this section is less important in this research, the expression of personal knowledge back into a community context is covered in part above.</text:p>
        </text:list-item>
        <text:list-item>
          <text:p text:style-name="P166">Example of mutuality - GDPs used in this research program were mutually created based on feedback from participants</text:p>
        </text:list-item>
        <text:list-item>
          <text:p text:style-name="P166">While there is a curricular value attached to CT concepts &amp; to some extent design practices, in this context participants can create their own understandings of what is useful to them.</text:p>
        </text:list-item>
        <text:list-item>
          <text:p text:style-name="P166">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properties&quot;:{&quot;formattedCitation&quot;:&quot;[@rogoff_observing_1995-1]&quot;,&quot;noteIndex&quot;:0},&quot;citationID&quot;:&quot;jtjhgpgd&quot;,&quot;citationItems&quot;:[{&quot;itemData&quot;:{&quot;publisher-place&quot;:&quot;New York, NY, US&quot;,&quot;id&quot;:&quot;rogoff_observing_1995-1&quot;,&quot;container-title&quot;:&quot;Sociocultural studies of mind&quot;,&quot;type&quot;:&quot;chapter&quot;,&quot;issued&quot;:{&quot;date-parts&quot;:[[1995]]},&quot;citation-key&quot;:&quot;rogoff_observing_1995-1&quot;,&quot;collection-title&quot;:&quot;Learning in doing: Social, cognitive, and computational aspects&quot;,&quot;event-place&quot;:&quot;New York, NY, US&quot;,&quot;title&quot;:&quot;Observing sociocultural activity on three planes: Participatory appropriation, guided participation, and apprenticeship&quot;,&quot;source&quot;:&quot;APA PsycNet&quot;,&quot;publisher&quot;:&quot;Cambridge University Press&quot;,&quot;title-short&quot;:&quot;Observing sociocultural activity on three planes&quot;,&quot;page&quot;:&quot;139-164&quot;,&quot;author&quot;:[{&quot;given&quot;:&quot;Barbara&quot;,&quot;family&quot;:&quot;Rogoff&quot;}]},&quot;prefix&quot;:&quot;&quot;,&quot;uri&quot;:[&quot;http://zotero.org/users/1913249/items/ZMN79J65&quot;],&quot;suffix&quot;:&quot;&quot;,&quot;uris&quot;:[&quot;http://zotero.org/users/1913249/items/ZMN79J65&quot;],&quot;id&quot;:3402}],&quot;schema&quot;:&quot;https://github.com/citation-style-language/schema/raw/master/csl-citation.json&quot;} RNDtduetbybne"/>&lt;Do Zotero Refresh: [@rogoff_observing_1995-1]&gt;<text:reference-mark-end text:name="ZOTERO_ITEM CSL_CITATION {&quot;properties&quot;:{&quot;formattedCitation&quot;:&quot;[@rogoff_observing_1995-1]&quot;,&quot;noteIndex&quot;:0},&quot;citationID&quot;:&quot;jtjhgpgd&quot;,&quot;citationItems&quot;:[{&quot;itemData&quot;:{&quot;publisher-place&quot;:&quot;New York, NY, US&quot;,&quot;id&quot;:&quot;rogoff_observing_1995-1&quot;,&quot;container-title&quot;:&quot;Sociocultural studies of mind&quot;,&quot;type&quot;:&quot;chapter&quot;,&quot;issued&quot;:{&quot;date-parts&quot;:[[1995]]},&quot;citation-key&quot;:&quot;rogoff_observing_1995-1&quot;,&quot;collection-title&quot;:&quot;Learning in doing: Social, cognitive, and computational aspects&quot;,&quot;event-place&quot;:&quot;New York, NY, US&quot;,&quot;title&quot;:&quot;Observing sociocultural activity on three planes: Participatory appropriation, guided participation, and apprenticeship&quot;,&quot;source&quot;:&quot;APA PsycNet&quot;,&quot;publisher&quot;:&quot;Cambridge University Press&quot;,&quot;title-short&quot;:&quot;Observing sociocultural activity on three planes&quot;,&quot;page&quot;:&quot;139-164&quot;,&quot;author&quot;:[{&quot;given&quot;:&quot;Barbara&quot;,&quot;family&quot;:&quot;Rogoff&quot;}]},&quot;prefix&quot;:&quot;&quot;,&quot;uri&quot;:[&quot;http://zotero.org/users/1913249/items/ZMN79J65&quot;],&quot;suffix&quot;:&quot;&quot;,&quot;uris&quot;:[&quot;http://zotero.org/users/1913249/items/ZMN79J65&quot;],&quot;id&quot;:3402}],&quot;schema&quot;:&quot;https://github.com/citation-style-language/schema/raw/master/csl-citation.json&quot;} RNDtduetbybne"/></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text:style-name="L32">
        <text:list-item>
          <text:p text:style-name="P167">CT concepts in a more concrete and abstract form arise especially in interactions with facilitator</text:p>
        </text:list-item>
        <text:list-item>
          <text:p text:style-name="P167">Driven by integration with curriculum based learning settings to devise a map - similar to drive of Bevan and colleagues to justify learning happening in science-focused tinkering exhibits in museums <text:reference-mark-start text:name="ZOTERO_ITEM CSL_CITATION {&quot;properties&quot;:{&quot;formattedCitation&quot;:&quot;[-@bevan_learning_2015; -@petrich_it_2013]&quot;,&quot;noteIndex&quot;:0},&quot;citationID&quot;:&quot;gutrzqtc&quot;,&quot;citationItems&quot;:[{&quot;itemData&quot;:{&quot;id&quot;:&quot;bevan_learning_2015&quot;,&quot;language&quot;:&quot;en&quot;,&quot;title&quot;:&quot;Learning Through STEM-Rich Tinkering: Findings From a Jointly Negotiated Research Project Taken Up in Practice&quot;,&quot;citation-key&quot;:&quot;bevan_learning_2015&quot;,&quot;issue&quot;:&quot;1&quot;,&quot;container-title&quot;:&quot;Science Education&quot;,&quot;volume&quot;:&quot;99&quot;,&quot;issued&quot;:{&quot;date-parts&quot;:[[2015,1]]},&quot;type&quot;:&quot;article-journal&quot;,&quot;DOI&quot;:&quot;10.1002/sce.21151&quot;,&quot;URL&quot;:&quot;http://doi.wiley.com/10.1002/sce.21151&quot;,&quot;accessed&quot;:{&quot;date-parts&quot;:[[2017,10,14]]},&quot;source&quot;:&quot;CrossRef&quot;,&quot;ISSN&quot;:&quot;00368326&quot;,&quot;title-short&quot;:&quot;Learning Through STEM-Rich Tinkering&quot;,&quot;page&quot;:&quot;98-120&quot;,&quot;author&quot;:[{&quot;given&quot;:&quot;Bronwyn&quot;,&quot;family&quot;:&quot;Bevan&quot;},{&quot;given&quot;:&quot;Joshua P.&quot;,&quot;family&quot;:&quot;Gutwill&quot;},{&quot;given&quot;:&quot;Mike&quot;,&quot;family&quot;:&quot;Petrich&quot;},{&quot;given&quot;:&quot;Karen&quot;,&quot;family&quot;:&quot;Wilkinson&quot;}]},&quot;id&quot;:1904,&quot;prefix&quot;:&quot;&quot;,&quot;suppress-author&quot;:true,&quot;suffix&quot;:&quot;&quot;,&quot;uris&quot;:[&quot;http://zotero.org/users/1913249/items/AKPP78D8&quot;],&quot;uri&quot;:[&quot;http://zotero.org/users/1913249/items/AKPP78D8&quot;]},{&quot;itemData&quot;:{&quot;publisher-place&quot;:&quot;New York&quot;,&quot;ISBN&quot;:&quot;978-0-203-10835-2&quot;,&quot;container-title&quot;:&quot;Design, Make, Play&quot;,&quot;volume&quot;:&quot;1&quot;,&quot;type&quot;:&quot;chapter&quot;,&quot;issued&quot;:{&quot;date-parts&quot;:[[2013]]},&quot;citation-key&quot;:&quot;petrich_it_2013&quot;,&quot;title&quot;:&quot;It looks like fun, but are they learning?&quot;,&quot;event-place&quot;:&quot;New York&quot;,&quot;publisher&quot;:&quot;Routledge&quot;,&quot;abstract&quot;:&quot;It Looks Like Fun, But Are They Learning? - 1&quot;,&quot;id&quot;:&quot;petrich_it_2013&quot;,&quot;number-of-pages&quot;:&quot;21&quot;,&quot;page&quot;:&quot;21&quot;,&quot;author&quot;:[{&quot;given&quot;:&quot;Mike&quot;,&quot;family&quot;:&quot;Petrich&quot;},{&quot;given&quot;:&quot;Karen&quot;,&quot;family&quot;:&quot;Wilkinson&quot;},{&quot;given&quot;:&quot;Bronwyn&quot;,&quot;family&quot;:&quot;Bevan&quot;}]},&quot;id&quot;:8525,&quot;prefix&quot;:&quot;&quot;,&quot;suppress-author&quot;:true,&quot;suffix&quot;:&quot;&quot;,&quot;uris&quot;:[&quot;http://zotero.org/users/1913249/items/UTZ7BGSU&quot;],&quot;uri&quot;:[&quot;http://zotero.org/users/1913249/items/UTZ7BGSU&quot;]}],&quot;schema&quot;:&quot;https://github.com/citation-style-language/schema/raw/master/csl-citation.json&quot;} RNDdncbflvotb"/>&lt;Do Zotero Refresh: [-@bevan_learning_2015; -@petrich_it_2013]&gt;<text:reference-mark-end text:name="ZOTERO_ITEM CSL_CITATION {&quot;properties&quot;:{&quot;formattedCitation&quot;:&quot;[-@bevan_learning_2015; -@petrich_it_2013]&quot;,&quot;noteIndex&quot;:0},&quot;citationID&quot;:&quot;gutrzqtc&quot;,&quot;citationItems&quot;:[{&quot;itemData&quot;:{&quot;id&quot;:&quot;bevan_learning_2015&quot;,&quot;language&quot;:&quot;en&quot;,&quot;title&quot;:&quot;Learning Through STEM-Rich Tinkering: Findings From a Jointly Negotiated Research Project Taken Up in Practice&quot;,&quot;citation-key&quot;:&quot;bevan_learning_2015&quot;,&quot;issue&quot;:&quot;1&quot;,&quot;container-title&quot;:&quot;Science Education&quot;,&quot;volume&quot;:&quot;99&quot;,&quot;issued&quot;:{&quot;date-parts&quot;:[[2015,1]]},&quot;type&quot;:&quot;article-journal&quot;,&quot;DOI&quot;:&quot;10.1002/sce.21151&quot;,&quot;URL&quot;:&quot;http://doi.wiley.com/10.1002/sce.21151&quot;,&quot;accessed&quot;:{&quot;date-parts&quot;:[[2017,10,14]]},&quot;source&quot;:&quot;CrossRef&quot;,&quot;ISSN&quot;:&quot;00368326&quot;,&quot;title-short&quot;:&quot;Learning Through STEM-Rich Tinkering&quot;,&quot;page&quot;:&quot;98-120&quot;,&quot;author&quot;:[{&quot;given&quot;:&quot;Bronwyn&quot;,&quot;family&quot;:&quot;Bevan&quot;},{&quot;given&quot;:&quot;Joshua P.&quot;,&quot;family&quot;:&quot;Gutwill&quot;},{&quot;given&quot;:&quot;Mike&quot;,&quot;family&quot;:&quot;Petrich&quot;},{&quot;given&quot;:&quot;Karen&quot;,&quot;family&quot;:&quot;Wilkinson&quot;}]},&quot;id&quot;:1904,&quot;prefix&quot;:&quot;&quot;,&quot;suppress-author&quot;:true,&quot;suffix&quot;:&quot;&quot;,&quot;uris&quot;:[&quot;http://zotero.org/users/1913249/items/AKPP78D8&quot;],&quot;uri&quot;:[&quot;http://zotero.org/users/1913249/items/AKPP78D8&quot;]},{&quot;itemData&quot;:{&quot;publisher-place&quot;:&quot;New York&quot;,&quot;ISBN&quot;:&quot;978-0-203-10835-2&quot;,&quot;container-title&quot;:&quot;Design, Make, Play&quot;,&quot;volume&quot;:&quot;1&quot;,&quot;type&quot;:&quot;chapter&quot;,&quot;issued&quot;:{&quot;date-parts&quot;:[[2013]]},&quot;citation-key&quot;:&quot;petrich_it_2013&quot;,&quot;title&quot;:&quot;It looks like fun, but are they learning?&quot;,&quot;event-place&quot;:&quot;New York&quot;,&quot;publisher&quot;:&quot;Routledge&quot;,&quot;abstract&quot;:&quot;It Looks Like Fun, But Are They Learning? - 1&quot;,&quot;id&quot;:&quot;petrich_it_2013&quot;,&quot;number-of-pages&quot;:&quot;21&quot;,&quot;page&quot;:&quot;21&quot;,&quot;author&quot;:[{&quot;given&quot;:&quot;Mike&quot;,&quot;family&quot;:&quot;Petrich&quot;},{&quot;given&quot;:&quot;Karen&quot;,&quot;family&quot;:&quot;Wilkinson&quot;},{&quot;given&quot;:&quot;Bronwyn&quot;,&quot;family&quot;:&quot;Bevan&quot;}]},&quot;id&quot;:8525,&quot;prefix&quot;:&quot;&quot;,&quot;suppress-author&quot;:true,&quot;suffix&quot;:&quot;&quot;,&quot;uris&quot;:[&quot;http://zotero.org/users/1913249/items/UTZ7BGSU&quot;],&quot;uri&quot;:[&quot;http://zotero.org/users/1913249/items/UTZ7BGSU&quot;]}],&quot;schema&quot;:&quot;https://github.com/citation-style-language/schema/raw/master/csl-citation.json&quot;} RNDdncbflvotb"/></text:p>
        </text:list-item>
      </text:list>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h text:style-name="Heading_20_4" text:outline-level="4"><text:bookmark-start text:name="decomposition."/>Decomposition.<text:bookmark-end text:name="decomposition."/></text:h>
      <text:p text:style-name="First_20_paragraph">in 2019-05-08-te-da - Da the parent suggests revisions to the agreed overall goal which break a larger problems into more manageable steps. It can be legitimately questioned if this is a specialist skill rather than general good creative practice.</text:p>
      <text:h text:style-name="Heading_20_4" text:outline-level="4"><text:bookmark-start text:name="abstraction"/>Abstraction<text:bookmark-end text:name="abstraction"/></text:h>
      <text:p text:style-name="First_20_paragraph">This concept can be concretely taught using the code structure of functions -</text:p>
      <text:p text:style-name="Text_20_body">There is scope for doing this. In my journal notes and notes following interactions I notice when there is a call for a new function.</text:p>
      <text:h text:style-name="Heading_20_4" text:outline-level="4"><text:bookmark-start text:name="generalisation-pattern-recognition"/>Generalisation / Pattern recognition<text:bookmark-end text:name="generalisation-pattern-recognition"/></text:h>
      <text:p text:style-name="First_20_paragraph">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input to update y-axis velocity.<text:line-break/>NOTE - Ideally find another example of a child doing this.</text:p>
      <text:p text:style-name="Text_20_body">The 3M approach lends itself well to exploring pattern recognition as patterns are readily available to participants in starting code and the extra patches that are added.</text:p>
      <text:p text:style-name="Text_20_body">Also the knowledge of the GDP helps ability to recognise patterns in the code. Left / right -&gt; Up / Down</text:p>
      <text:h text:style-name="Heading_20_4" text:outline-level="4"><text:bookmark-start text:name="sequencing-algorithms."/>Sequencing / Algorithms.<text:bookmark-end text:name="sequencing-algorithms."/></text:h>
      <text:p text:style-name="First_20_paragraph">Sequencing and writing algorithms is one of the most common CT principles explored in research. INCLUDE CITATION.</text:p>
      <text:p text:style-name="Text_20_body">This is a relative weak point in comparison to from first principles approach.</text:p>
      <text:p text:style-name="Text_20_body">However the process of patching into different areas of the code and creating functions does address this.</text:p>
      <text:p text:style-name="Text_20_body">The following transcript of Sh’s interaction with myself shows that the process of copying patterns in the template code and patching in new lines from the supporting documentation gives ample opportunity for sequencing mistakes to be made. The process of working with students on their existing code is valuable to explain why and how the order of lines of code and when functions are called.</text:p>
      <text:p text:style-name="Text_20_body">The comparison raises a potential discussion point on what the practical value of this CT concept is.</text:p>
      <text:h text:style-name="Heading_20_3" text:outline-level="3"><text:bookmark-start text:name="commentary-of-ct-in-the-3m-model-in-particular"/>Commentary of CT in the 3M model in particular<text:bookmark-end text:name="commentary-of-ct-in-the-3m-model-in-particular"/></text:h>
      <text:p text:style-name="First_20_paragraph">More discussion on the practical value of CT concepts</text:p>
      <text:h text:style-name="Heading_20_3" text:outline-level="3"><text:bookmark-start text:name="use-of-gdp-when-demonstrating-understandings-in-community-activity"/>Use of GDP when demonstrating understandings in community activity<text:bookmark-end text:name="use-of-gdp-when-demonstrating-understandings-in-community-activity"/></text:h>
      <text:h text:style-name="Heading_20_4" text:outline-level="4"><text:bookmark-start text:name="evolution-of-practices"/>Evolution of practices?<text:bookmark-end text:name="evolution-of-practices"/></text:h>
      <text:p text:style-name="First_20_paragraph"><text:span text:style-name="T2">Contributing back to Community</text:span></text:p>
      <text:p text:style-name="Text_20_body">In a previous section we examined GDPs used to build emerging community activity.</text:p>
      <text:p text:style-name="Text_20_body">Here I focus on the demonstration of individuals of the growth in use of practices &amp; concepts.</text:p>
      <text:p text:style-name="Text_20_body">Use of GDPs are used to;</text:p>
      <text:list text:style-name="L33">
        <text:list-item>
          <text:p text:style-name="P168">increase effectiveness and confidence in communication surrounding articulation of characteristics of their and others game</text:p>
        </text:list-item>
        <text:list-item>
          <text:p text:style-name="P168">participate by asking for peer help using shared terms (see Mi below)</text:p>
        </text:list-item>
      </text:list>
      <text:h text:style-name="Heading_20_4" text:outline-level="4"><text:bookmark-start text:name="evolution-of-language-and-use-of-terms-compared-to-processes"/>Evolution of language and use of terms? (compared to processes)<text:bookmark-end text:name="evolution-of-language-and-use-of-terms-compared-to-processes"/></text:h>
      <text:p text:style-name="First_20_paragraph"><text:span text:style-name="T2">Example - 2019-03-18 - Sh &amp; Th in the same session as Vignette A.</text:span></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p text:style-name="Text_20_body">In the language of double stimulation, a tension of relative inactivity at times is overcome by invitation to play test and resulting interaction.</text:p>
      <text:p text:style-name="Text_20_body">In AT the change of activity is a shift in scope of activity system. To a wider objective of making an engaging game.</text:p>
      <text:p text:style-name="Text_20_body">Different AT scopes allow for different use of volitional TADS.</text:p>
      <text:p text:style-name="Text_20_body"><text:span text:style-name="T2">Discussion</text:span> The process of being able to map the demonstrations of development of understanding has value for practitioners. See Bevan et al learning dimensions framework.</text:p>
      <text:p text:style-name="Text_20_body"><text:span text:style-name="T2">On affordances and anchors - swinging on gargoyles</text:span></text:p>
      <text:p text:style-name="Text_20_body">Affordances have been misused, assigned magical properties, including agency of themselves. However, affordances are originally conceived of as part of activity, not separated from it. <text:reference-mark-start text:name="ZOTERO_ITEM CSL_CITATION {&quot;properties&quot;:{&quot;formattedCitation&quot;:&quot;[@ba_erentsen_activity_2002]&quot;,&quot;noteIndex&quot;:0},&quot;citationID&quot;:&quot;ezfxdzbw&quot;,&quot;citationItems&quot;:[{&quot;itemData&quot;:{&quot;publisher-place&quot;:&quot;New York, NY, USA&quot;,&quot;id&quot;:&quot;ba_erentsen_activity_2002&quot;,&quot;title&quot;:&quot;An Activity Theory Approach to Affordance&quot;,&quot;citation-key&quot;:&quot;ba_erentsen_activity_2002&quot;,&quot;collection-title&quot;:&quot;NordiCHI '02&quot;,&quot;ISBN&quot;:&quot;978-1-58113-616-6&quot;,&quot;container-title&quot;:&quot;Proceedings of the Second Nordic Conference on Human-computer Interaction&quot;,&quot;URL&quot;:&quot;http://doi.acm.org/10.1145/572020.572028&quot;,&quot;issued&quot;:{&quot;date-parts&quot;:[[2002]]},&quot;type&quot;:&quot;paper-conference&quot;,&quot;DOI&quot;:&quot;10.1145/572020.572028&quot;,&quot;event-place&quot;:&quot;New York, NY, USA&quot;,&quot;accessed&quot;:{&quot;date-parts&quot;:[[2019,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publisher&quot;:&quot;ACM&quot;,&quot;page&quot;:&quot;51–60&quot;,&quot;author&quot;:[{&quot;given&quot;:&quot;Klaus B.&quot;,&quot;family&quot;:&quot;B\\a erentsen&quot;},{&quot;given&quot;:&quot;Johan&quot;,&quot;family&quot;:&quot;Trettvik&quot;}]},&quot;prefix&quot;:&quot;&quot;,&quot;uri&quot;:[&quot;http://zotero.org/users/1913249/items/3ZY45LTV&quot;],&quot;suffix&quot;:&quot;&quot;,&quot;uris&quot;:[&quot;http://zotero.org/users/1913249/items/3ZY45LTV&quot;],&quot;id&quot;:3142}],&quot;schema&quot;:&quot;https://github.com/citation-style-language/schema/raw/master/csl-citation.json&quot;} RNDbaxpeekxvj"/>&lt;Do Zotero Refresh: [@ba_erentsen_activity_2002]&gt;<text:reference-mark-end text:name="ZOTERO_ITEM CSL_CITATION {&quot;properties&quot;:{&quot;formattedCitation&quot;:&quot;[@ba_erentsen_activity_2002]&quot;,&quot;noteIndex&quot;:0},&quot;citationID&quot;:&quot;ezfxdzbw&quot;,&quot;citationItems&quot;:[{&quot;itemData&quot;:{&quot;publisher-place&quot;:&quot;New York, NY, USA&quot;,&quot;id&quot;:&quot;ba_erentsen_activity_2002&quot;,&quot;title&quot;:&quot;An Activity Theory Approach to Affordance&quot;,&quot;citation-key&quot;:&quot;ba_erentsen_activity_2002&quot;,&quot;collection-title&quot;:&quot;NordiCHI '02&quot;,&quot;ISBN&quot;:&quot;978-1-58113-616-6&quot;,&quot;container-title&quot;:&quot;Proceedings of the Second Nordic Conference on Human-computer Interaction&quot;,&quot;URL&quot;:&quot;http://doi.acm.org/10.1145/572020.572028&quot;,&quot;issued&quot;:{&quot;date-parts&quot;:[[2002]]},&quot;type&quot;:&quot;paper-conference&quot;,&quot;DOI&quot;:&quot;10.1145/572020.572028&quot;,&quot;event-place&quot;:&quot;New York, NY, USA&quot;,&quot;accessed&quot;:{&quot;date-parts&quot;:[[2019,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source&quot;:&quot;ACM Digital Library&quot;,&quot;publisher&quot;:&quot;ACM&quot;,&quot;page&quot;:&quot;51–60&quot;,&quot;author&quot;:[{&quot;given&quot;:&quot;Klaus B.&quot;,&quot;family&quot;:&quot;B\\a erentsen&quot;},{&quot;given&quot;:&quot;Johan&quot;,&quot;family&quot;:&quot;Trettvik&quot;}]},&quot;prefix&quot;:&quot;&quot;,&quot;uri&quot;:[&quot;http://zotero.org/users/1913249/items/3ZY45LTV&quot;],&quot;suffix&quot;:&quot;&quot;,&quot;uris&quot;:[&quot;http://zotero.org/users/1913249/items/3ZY45LTV&quot;],&quot;id&quot;:3142}],&quot;schema&quot;:&quot;https://github.com/citation-style-language/schema/raw/master/csl-citation.json&quot;} RNDbaxpeekxvj"/>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properties&quot;:{&quot;formattedCitation&quot;:&quot;[@hopwood_agency_2022]&quot;,&quot;noteIndex&quot;:0},&quot;citationID&quot;:&quot;oplrcnth&quot;,&quot;citationItems&quot;:[{&quot;itemData&quot;:{&quot;id&quot;:&quot;hopwood_agency_2022&quot;,&quot;title&quot;:&quot;Agency in cultural-historical activity theory: strengthening commitment to social transformation&quot;,&quot;citation-key&quot;:&quot;hopwood_agency_2022&quot;,&quot;issue&quot;:&quot;2&quot;,&quot;volume&quot;:&quot;29&quot;,&quot;URL&quot;:&quot;https://doi.org/10.1080/10749039.2022.2092151&quot;,&quot;container-title&quot;:&quot;Mind, Culture, and Activity&quot;,&quot;source&quot;:&quot;Taylor and Francis+NEJM&quot;,&quot;note&quot;:&quot;_eprint: https://doi.org/10.1080/10749039.2022.2092151&quot;,&quot;issued&quot;:{&quot;date-parts&quot;:[[2022,4,3]]},&quot;type&quot;:&quot;article-journal&quot;,&quot;DOI&quot;:&quot;10.1080/10749039.2022.2092151&quot;,&quot;publisher&quot;:&quot;Routledge&quot;,&quot;accessed&quot;:{&quot;date-parts&quot;:[[2023,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itle-short&quot;:&quot;Agency in cultural-historical activity theory&quot;,&quot;page&quot;:&quot;108-122&quot;,&quot;author&quot;:[{&quot;given&quot;:&quot;Nick&quot;,&quot;family&quot;:&quot;Hopwood&quot;}]},&quot;prefix&quot;:&quot;&quot;,&quot;uri&quot;:[&quot;http://zotero.org/users/1913249/items/RZ2E7GK8&quot;],&quot;suffix&quot;:&quot;&quot;,&quot;uris&quot;:[&quot;http://zotero.org/users/1913249/items/RZ2E7GK8&quot;],&quot;id&quot;:8898}],&quot;schema&quot;:&quot;https://github.com/citation-style-language/schema/raw/master/csl-citation.json&quot;} RNDzpwtqatvyw"/>&lt;Do Zotero Refresh: [@hopwood_agency_2022]&gt;<text:reference-mark-end text:name="ZOTERO_ITEM CSL_CITATION {&quot;properties&quot;:{&quot;formattedCitation&quot;:&quot;[@hopwood_agency_2022]&quot;,&quot;noteIndex&quot;:0},&quot;citationID&quot;:&quot;oplrcnth&quot;,&quot;citationItems&quot;:[{&quot;itemData&quot;:{&quot;id&quot;:&quot;hopwood_agency_2022&quot;,&quot;title&quot;:&quot;Agency in cultural-historical activity theory: strengthening commitment to social transformation&quot;,&quot;citation-key&quot;:&quot;hopwood_agency_2022&quot;,&quot;issue&quot;:&quot;2&quot;,&quot;volume&quot;:&quot;29&quot;,&quot;URL&quot;:&quot;https://doi.org/10.1080/10749039.2022.2092151&quot;,&quot;container-title&quot;:&quot;Mind, Culture, and Activity&quot;,&quot;source&quot;:&quot;Taylor and Francis+NEJM&quot;,&quot;note&quot;:&quot;_eprint: https://doi.org/10.1080/10749039.2022.2092151&quot;,&quot;issued&quot;:{&quot;date-parts&quot;:[[2022,4,3]]},&quot;type&quot;:&quot;article-journal&quot;,&quot;DOI&quot;:&quot;10.1080/10749039.2022.2092151&quot;,&quot;publisher&quot;:&quot;Routledge&quot;,&quot;accessed&quot;:{&quot;date-parts&quot;:[[2023,2,22]]},&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ISSN&quot;:&quot;1074-9039&quot;,&quot;title-short&quot;:&quot;Agency in cultural-historical activity theory&quot;,&quot;page&quot;:&quot;108-122&quot;,&quot;author&quot;:[{&quot;given&quot;:&quot;Nick&quot;,&quot;family&quot;:&quot;Hopwood&quot;}]},&quot;prefix&quot;:&quot;&quot;,&quot;uri&quot;:[&quot;http://zotero.org/users/1913249/items/RZ2E7GK8&quot;],&quot;suffix&quot;:&quot;&quot;,&quot;uris&quot;:[&quot;http://zotero.org/users/1913249/items/RZ2E7GK8&quot;],&quot;id&quot;:8898}],&quot;schema&quot;:&quot;https://github.com/citation-style-language/schema/raw/master/csl-citation.json&quot;} RNDzpwtqatvyw"/>.</text:p>
      <text:h text:style-name="Heading_20_4" text:outline-level="4"><text:bookmark-start text:name="fluidity-of-practice"/>Fluidity of practice<text:bookmark-end text:name="fluidity-of-practice"/></text:h>
      <text:p text:style-name="First_20_paragraph">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interpretation-discussion-of-personal-practices-concepts"/>Interpretation / discussion of personal practices / concepts<text:bookmark-end text:name="interpretation-discussion-of-personal-practices-concepts"/></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agency-autonomy-and-walled-gardens"/>Agency, Autonomy and Walled Gardens<text:bookmark-end text:name="agency-autonomy-and-walled-gardens"/></text:h>
      <text:p text:style-name="First_20_paragraph">This section;</text:p>
      <text:h text:style-name="Heading_20_4" text:outline-level="4"><text:bookmark-start text:name="use-of-restricted-set-of-collated-gdp-patterns"/>Use of restricted set of collated GDP patterns<text:bookmark-end text:name="use-of-restricted-set-of-collated-gdp-patterns"/></text:h>
      <text:list text:style-name="L34">
        <text:list-item>
          <text:p text:style-name="P169">outlines the advantages to using a restricted set of collaged GDPs which participants cover step by step.</text:p>
        </text:list-item>
        <text:list-item>
          <text:p text:style-name="P169">compares again to instructional tutorials (previously explored in methods chapter)AND to the process of working on a sprawling problem which seems unmanagable</text:p>
        </text:list-item>
        <text:list-item>
          <text:p text:style-name="P169">but which in with participants have to work with facilitators in depth to overcome issues to preserve a totally learner-driven approach (as per first iteration)</text:p>
        </text:list-item>
        <text:list-item>
          <text:p text:style-name="P169">The reduced list of GDPs in a framework in Eriksson’s intervention <text:reference-mark-start text:name="ZOTERO_ITEM CSL_CITATION {&quot;properties&quot;:{&quot;formattedCitation&quot;:&quot;[-@eriksson_using_2019]&quot;,&quot;noteIndex&quot;:0},&quot;citationID&quot;:&quot;vztxzrme&quot;,&quot;citationItems&quot;:[{&quot;itemData&quot;:{&quot;publisher-place&quot;:&quot;Boise ID USA&quot;,&quot;id&quot;:&quot;eriksson_using_2019&quot;,&quot;language&quot;:&quot;en&quot;,&quot;title&quot;:&quot;Using Gameplay Design Patterns with Children in the Redesign of a Collaborative Co-located Game&quot;,&quot;citation-key&quot;:&quot;eriksson_using_2019&quot;,&quot;ISBN&quot;:&quot;978-1-4503-6690-8&quot;,&quot;container-title&quot;:&quot;Proceedings of the 18th ACM International Conference on Interaction Design and Children&quot;,&quot;event-title&quot;:&quot;IDC '19: Interaction Design and Children&quot;,&quot;issued&quot;:{&quot;date-parts&quot;:[[2019,6,12]]},&quot;type&quot;:&quot;paper-conference&quot;,&quot;DOI&quot;:&quot;10.1145/3311927.3323155&quot;,&quot;event-place&quot;:&quot;Boise ID USA&quot;,&quot;accessed&quot;:{&quot;date-parts&quot;:[[2022,8,9]]},&quot;URL&quot;:&quot;https://dl.acm.org/doi/10.1145/3311927.3323155&quot;,&quot;source&quot;:&quot;DOI.org (Crossref)&quot;,&quot;publisher&quot;:&quot;ACM&quot;,&quot;page&quot;:&quot;15-25&quot;,&quot;author&quot;:[{&quot;given&quot;:&quot;Eva&quot;,&quot;family&quot;:&quot;Eriksson&quot;},{&quot;given&quot;:&quot;Gökçe Elif&quot;,&quot;family&quot;:&quot;Baykal&quot;},{&quot;given&quot;:&quot;Staffan&quot;,&quot;family&quot;:&quot;Björk&quot;},{&quot;given&quot;:&quot;Olof&quot;,&quot;family&quot;:&quot;Torgersson&quot;}]},&quot;id&quot;:8543,&quot;prefix&quot;:&quot;&quot;,&quot;suppress-author&quot;:true,&quot;suffix&quot;:&quot;&quot;,&quot;uris&quot;:[&quot;http://zotero.org/users/1913249/items/YJKSC8LM&quot;],&quot;uri&quot;:[&quot;http://zotero.org/users/1913249/items/YJKSC8LM&quot;]}],&quot;schema&quot;:&quot;https://github.com/citation-style-language/schema/raw/master/csl-citation.json&quot;} RNDvxcqgqfsii"/>&lt;Do Zotero Refresh: [-@eriksson_using_2019]&gt;<text:reference-mark-end text:name="ZOTERO_ITEM CSL_CITATION {&quot;properties&quot;:{&quot;formattedCitation&quot;:&quot;[-@eriksson_using_2019]&quot;,&quot;noteIndex&quot;:0},&quot;citationID&quot;:&quot;vztxzrme&quot;,&quot;citationItems&quot;:[{&quot;itemData&quot;:{&quot;publisher-place&quot;:&quot;Boise ID USA&quot;,&quot;id&quot;:&quot;eriksson_using_2019&quot;,&quot;language&quot;:&quot;en&quot;,&quot;title&quot;:&quot;Using Gameplay Design Patterns with Children in the Redesign of a Collaborative Co-located Game&quot;,&quot;citation-key&quot;:&quot;eriksson_using_2019&quot;,&quot;ISBN&quot;:&quot;978-1-4503-6690-8&quot;,&quot;container-title&quot;:&quot;Proceedings of the 18th ACM International Conference on Interaction Design and Children&quot;,&quot;event-title&quot;:&quot;IDC '19: Interaction Design and Children&quot;,&quot;issued&quot;:{&quot;date-parts&quot;:[[2019,6,12]]},&quot;type&quot;:&quot;paper-conference&quot;,&quot;DOI&quot;:&quot;10.1145/3311927.3323155&quot;,&quot;event-place&quot;:&quot;Boise ID USA&quot;,&quot;accessed&quot;:{&quot;date-parts&quot;:[[2022,8,9]]},&quot;URL&quot;:&quot;https://dl.acm.org/doi/10.1145/3311927.3323155&quot;,&quot;source&quot;:&quot;DOI.org (Crossref)&quot;,&quot;publisher&quot;:&quot;ACM&quot;,&quot;page&quot;:&quot;15-25&quot;,&quot;author&quot;:[{&quot;given&quot;:&quot;Eva&quot;,&quot;family&quot;:&quot;Eriksson&quot;},{&quot;given&quot;:&quot;Gökçe Elif&quot;,&quot;family&quot;:&quot;Baykal&quot;},{&quot;given&quot;:&quot;Staffan&quot;,&quot;family&quot;:&quot;Björk&quot;},{&quot;given&quot;:&quot;Olof&quot;,&quot;family&quot;:&quot;Torgersson&quot;}]},&quot;id&quot;:8543,&quot;prefix&quot;:&quot;&quot;,&quot;suppress-author&quot;:true,&quot;suffix&quot;:&quot;&quot;,&quot;uris&quot;:[&quot;http://zotero.org/users/1913249/items/YJKSC8LM&quot;],&quot;uri&quot;:[&quot;http://zotero.org/users/1913249/items/YJKSC8LM&quot;]}],&quot;schema&quot;:&quot;https://github.com/citation-style-language/schema/raw/master/csl-citation.json&quot;} RNDvxcqgqfsii"/>,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First_20_paragraph"><text:span text:style-name="T2">Evolving Peer practices</text:span></text:p>
      <text:list text:style-name="L35">
        <text:list-item>
          <text:p text:style-name="P170">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2">Breaking out</text:span></text:p>
      <text:list text:style-name="L36">
        <text:list-item>
          <text:p text:style-name="P171">Te and Da’s decision to explore a different starting point and add uncharded GDPs like following enemies.</text:p>
        </text:list-item>
      </text:list>
      <text:p text:style-name="First_20_paragraph">A potential tension which was resolved quickly in some ways. But at the cost of maintaining a working game.</text:p>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 MOVE SOME IN THE BODY OR DROP OTHERS - CREATE A HOLDING SECTION</text:p>
      <text:p text:style-name="Text_20_body">In teaching computing pedagogy the concepts of levels of abstraction is explored in some depth with an aim of <text:reference-mark-start text:name="ZOTERO_ITEM CSL_CITATION {&quot;properties&quot;:{&quot;formattedCitation&quot;:&quot;[@statter_teaching_2016; @waite_abstraction_2016; @waite_abstraction_2018-1]&quot;,&quot;noteIndex&quot;:0},&quot;citationID&quot;:&quot;gbqfqnzh&quot;,&quot;citationItems&quot;:[{&quot;itemData&quot;:{&quot;publisher-place&quot;:&quot;M&amp;#252;nster, Germany&quot;,&quot;id&quot;:&quot;statter_teaching_2016&quot;,&quot;language&quot;:&quot;en&quot;,&quot;title&quot;:&quot;Teaching Abstract Thinking in Introduction to Computer Science for 7th Graders&quot;,&quot;citation-key&quot;:&quot;statter_teaching_2016&quot;,&quot;ISBN&quot;:&quot;978-1-4503-4223-0&quot;,&quot;container-title&quot;:&quot;Proceedings of the 11th Workshop in Primary and Secondary Computing Education on ZZZ - WiPSCE '16&quot;,&quot;event-title&quot;:&quot;the 11th Workshop in Primary and Secondary Computing Education&quot;,&quot;URL&quot;:&quot;http://dl.acm.org/citation.cfm?doid=2978249.2978261&quot;,&quot;issued&quot;:{&quot;date-parts&quot;:[[2016]]},&quot;type&quot;:&quot;paper-conference&quot;,&quot;DOI&quot;:&quot;10.1145/2978249.2978261&quot;,&quot;event-place&quot;:&quot;M&amp;#252;nster, Germany&quot;,&quot;accessed&quot;:{&quot;date-parts&quot;:[[2020,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publisher&quot;:&quot;ACM Press&quot;,&quot;page&quot;:&quot;80-83&quot;,&quot;author&quot;:[{&quot;given&quot;:&quot;David&quot;,&quot;family&quot;:&quot;Statter&quot;},{&quot;given&quot;:&quot;Michal&quot;,&quot;family&quot;:&quot;Armoni&quot;}]},&quot;prefix&quot;:&quot;&quot;,&quot;uri&quot;:[&quot;http://zotero.org/users/1913249/items/94B8KBTT&quot;],&quot;suffix&quot;:&quot;&quot;,&quot;uris&quot;:[&quot;http://zotero.org/users/1913249/items/94B8KBTT&quot;],&quot;id&quot;:7838},{&quot;itemData&quot;:{&quot;publisher-place&quot;:&quot;M&amp;#252;nster, Germany&quot;,&quot;id&quot;:&quot;waite_abstraction_2016&quot;,&quot;language&quot;:&quot;en&quot;,&quot;title&quot;:&quot;Abstraction and common classroom activities&quot;,&quot;citation-key&quot;:&quot;waite_abstraction_2016&quot;,&quot;ISBN&quot;:&quot;978-1-4503-4223-0&quot;,&quot;container-title&quot;:&quot;Proceedings of the 11th Workshop in Primary and Secondary Computing Education on ZZZ - WiPSCE '16&quot;,&quot;event-title&quot;:&quot;the 11th Workshop in Primary and Secondary Computing Education&quot;,&quot;URL&quot;:&quot;http://dl.acm.org/citation.cfm?doid=2978249.2978272&quot;,&quot;issued&quot;:{&quot;date-parts&quot;:[[2016]]},&quot;type&quot;:&quot;paper-conference&quot;,&quot;DOI&quot;:&quot;10.1145/2978249.2978272&quot;,&quot;event-place&quot;:&quot;M&amp;#252;nster, Germany&quot;,&quot;accessed&quot;:{&quot;date-parts&quot;:[[2020,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publisher&quot;:&quot;ACM Press&quot;,&quot;page&quot;:&quot;112-113&quot;,&quot;author&quot;:[{&quot;given&quot;:&quot;Jane&quot;,&quot;family&quot;:&quot;Waite&quot;},{&quot;given&quot;:&quot;Paul&quot;,&quot;family&quot;:&quot;Curzon&quot;},{&quot;given&quot;:&quot;William&quot;,&quot;family&quot;:&quot;Marsh&quot;},{&quot;given&quot;:&quot;Sue&quot;,&quot;family&quot;:&quot;Sentance&quot;}]},&quot;prefix&quot;:&quot;&quot;,&quot;uri&quot;:[&quot;http://zotero.org/users/1913249/items/39JH9QJG&quot;],&quot;suffix&quot;:&quot;&quot;,&quot;uris&quot;:[&quot;http://zotero.org/users/1913249/items/39JH9QJG&quot;],&quot;id&quot;:7828},{&quot;itemData&quot;:{&quot;id&quot;:&quot;waite_abstraction_2018-1&quot;,&quot;language&quot;:&quot;en&quot;,&quot;title&quot;:&quot;Abstraction in action: K-5 teachers' uses of levels of abstraction, particularly the design level, in teaching programming.&quot;,&quot;citation-key&quot;:&quot;waite_abstraction_2018-1&quot;,&quot;issue&quot;:&quot;1&quot;,&quot;volume&quot;:&quot;2&quot;,&quot;URL&quot;:&quot;https://ijcses.org/index.php/ijcses/article/view/23&quot;,&quot;container-title&quot;:&quot;International Journal of Computer Science Education in Schools&quot;,&quot;source&quot;:&quot;ijcses.org&quot;,&quot;title-short&quot;:&quot;Abstraction in action&quot;,&quot;issued&quot;:{&quot;date-parts&quot;:[[2018,1,31]]},&quot;type&quot;:&quot;article-journal&quot;,&quot;DOI&quot;:&quot;10.21585/ijcses.v2i1.23&quot;,&quot;license&quot;:&quot;Copyright (c) 2018 Jane Lisa Waite, Paul Curzon, William Marsh, Sue Sentance, Alex Hadwen-Bennett&quot;,&quot;accessed&quot;:{&quot;date-parts&quot;:[[2020,10,17]]},&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N&quot;:&quot;2513-8359&quot;,&quot;number&quot;:&quot;1&quot;,&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refix&quot;:&quot;&quot;,&quot;uri&quot;:[&quot;http://zotero.org/users/1913249/items/8KSA6TV2&quot;],&quot;suffix&quot;:&quot;&quot;,&quot;uris&quot;:[&quot;http://zotero.org/users/1913249/items/8KSA6TV2&quot;],&quot;id&quot;:7654}],&quot;schema&quot;:&quot;https://github.com/citation-style-language/schema/raw/master/csl-citation.json&quot;} RNDoscmpyliwl"/>&lt;Do Zotero Refresh: [@statter_teaching_2016; @waite_abstraction_2016; @waite_abstraction_2018-1]&gt;<text:reference-mark-end text:name="ZOTERO_ITEM CSL_CITATION {&quot;properties&quot;:{&quot;formattedCitation&quot;:&quot;[@statter_teaching_2016; @waite_abstraction_2016; @waite_abstraction_2018-1]&quot;,&quot;noteIndex&quot;:0},&quot;citationID&quot;:&quot;gbqfqnzh&quot;,&quot;citationItems&quot;:[{&quot;itemData&quot;:{&quot;publisher-place&quot;:&quot;M&amp;#252;nster, Germany&quot;,&quot;id&quot;:&quot;statter_teaching_2016&quot;,&quot;language&quot;:&quot;en&quot;,&quot;title&quot;:&quot;Teaching Abstract Thinking in Introduction to Computer Science for 7th Graders&quot;,&quot;citation-key&quot;:&quot;statter_teaching_2016&quot;,&quot;ISBN&quot;:&quot;978-1-4503-4223-0&quot;,&quot;container-title&quot;:&quot;Proceedings of the 11th Workshop in Primary and Secondary Computing Education on ZZZ - WiPSCE '16&quot;,&quot;event-title&quot;:&quot;the 11th Workshop in Primary and Secondary Computing Education&quot;,&quot;URL&quot;:&quot;http://dl.acm.org/citation.cfm?doid=2978249.2978261&quot;,&quot;issued&quot;:{&quot;date-parts&quot;:[[2016]]},&quot;type&quot;:&quot;paper-conference&quot;,&quot;DOI&quot;:&quot;10.1145/2978249.2978261&quot;,&quot;event-place&quot;:&quot;M&amp;#252;nster, Germany&quot;,&quot;accessed&quot;:{&quot;date-parts&quot;:[[2020,11,12]]},&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source&quot;:&quot;DOI.org (Crossref)&quot;,&quot;publisher&quot;:&quot;ACM Press&quot;,&quot;page&quot;:&quot;80-83&quot;,&quot;author&quot;:[{&quot;given&quot;:&quot;David&quot;,&quot;family&quot;:&quot;Statter&quot;},{&quot;given&quot;:&quot;Michal&quot;,&quot;family&quot;:&quot;Armoni&quot;}]},&quot;prefix&quot;:&quot;&quot;,&quot;uri&quot;:[&quot;http://zotero.org/users/1913249/items/94B8KBTT&quot;],&quot;suffix&quot;:&quot;&quot;,&quot;uris&quot;:[&quot;http://zotero.org/users/1913249/items/94B8KBTT&quot;],&quot;id&quot;:7838},{&quot;itemData&quot;:{&quot;publisher-place&quot;:&quot;M&amp;#252;nster, Germany&quot;,&quot;id&quot;:&quot;waite_abstraction_2016&quot;,&quot;language&quot;:&quot;en&quot;,&quot;title&quot;:&quot;Abstraction and common classroom activities&quot;,&quot;citation-key&quot;:&quot;waite_abstraction_2016&quot;,&quot;ISBN&quot;:&quot;978-1-4503-4223-0&quot;,&quot;container-title&quot;:&quot;Proceedings of the 11th Workshop in Primary and Secondary Computing Education on ZZZ - WiPSCE '16&quot;,&quot;event-title&quot;:&quot;the 11th Workshop in Primary and Secondary Computing Education&quot;,&quot;URL&quot;:&quot;http://dl.acm.org/citation.cfm?doid=2978249.2978272&quot;,&quot;issued&quot;:{&quot;date-parts&quot;:[[2016]]},&quot;type&quot;:&quot;paper-conference&quot;,&quot;DOI&quot;:&quot;10.1145/2978249.2978272&quot;,&quot;event-place&quot;:&quot;M&amp;#252;nster, Germany&quot;,&quot;accessed&quot;:{&quot;date-parts&quot;:[[2020,11,12]]},&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source&quot;:&quot;DOI.org (Crossref)&quot;,&quot;publisher&quot;:&quot;ACM Press&quot;,&quot;page&quot;:&quot;112-113&quot;,&quot;author&quot;:[{&quot;given&quot;:&quot;Jane&quot;,&quot;family&quot;:&quot;Waite&quot;},{&quot;given&quot;:&quot;Paul&quot;,&quot;family&quot;:&quot;Curzon&quot;},{&quot;given&quot;:&quot;William&quot;,&quot;family&quot;:&quot;Marsh&quot;},{&quot;given&quot;:&quot;Sue&quot;,&quot;family&quot;:&quot;Sentance&quot;}]},&quot;prefix&quot;:&quot;&quot;,&quot;uri&quot;:[&quot;http://zotero.org/users/1913249/items/39JH9QJG&quot;],&quot;suffix&quot;:&quot;&quot;,&quot;uris&quot;:[&quot;http://zotero.org/users/1913249/items/39JH9QJG&quot;],&quot;id&quot;:7828},{&quot;itemData&quot;:{&quot;id&quot;:&quot;waite_abstraction_2018-1&quot;,&quot;language&quot;:&quot;en&quot;,&quot;title&quot;:&quot;Abstraction in action: K-5 teachers' uses of levels of abstraction, particularly the design level, in teaching programming.&quot;,&quot;citation-key&quot;:&quot;waite_abstraction_2018-1&quot;,&quot;issue&quot;:&quot;1&quot;,&quot;volume&quot;:&quot;2&quot;,&quot;URL&quot;:&quot;https://ijcses.org/index.php/ijcses/article/view/23&quot;,&quot;container-title&quot;:&quot;International Journal of Computer Science Education in Schools&quot;,&quot;source&quot;:&quot;ijcses.org&quot;,&quot;title-short&quot;:&quot;Abstraction in action&quot;,&quot;issued&quot;:{&quot;date-parts&quot;:[[2018,1,31]]},&quot;type&quot;:&quot;article-journal&quot;,&quot;DOI&quot;:&quot;10.21585/ijcses.v2i1.23&quot;,&quot;license&quot;:&quot;Copyright (c) 2018 Jane Lisa Waite, Paul Curzon, William Marsh, Sue Sentance, Alex Hadwen-Bennett&quot;,&quot;accessed&quot;:{&quot;date-parts&quot;:[[2020,10,17]]},&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N&quot;:&quot;2513-8359&quot;,&quot;number&quot;:&quot;1&quot;,&quot;page&quot;:&quot;14-40&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refix&quot;:&quot;&quot;,&quot;uri&quot;:[&quot;http://zotero.org/users/1913249/items/8KSA6TV2&quot;],&quot;suffix&quot;:&quot;&quot;,&quot;uris&quot;:[&quot;http://zotero.org/users/1913249/items/8KSA6TV2&quot;],&quot;id&quot;:7654}],&quot;schema&quot;:&quot;https://github.com/citation-style-language/schema/raw/master/csl-citation.json&quot;} RNDoscmpyliwl"/>.</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formattedCitation&quot;:&quot;[@waite_abstraction_2018]&quot;,&quot;noteIndex&quot;:0},&quot;citationID&quot;:&quot;aipvgrmm&quot;,&quot;citationItems&quot;:[{&quot;itemData&quot;:{&quot;id&quot;:&quot;waite_abstraction_2018&quot;,&quot;language&quot;:&quot;en&quot;,&quot;title&quot;:&quot;Abstraction in action: K-5 teachers' uses of levels of abstraction, particularly the design level, in teaching programming.&quot;,&quot;citation-key&quot;:&quot;waite_abstraction_2018&quot;,&quot;container-title-short&quot;:&quot;IJCSES&quot;,&quot;issue&quot;:&quot;1&quot;,&quot;container-title&quot;:&quot;International Journal of Computer Science Education in Schools&quot;,&quot;volume&quot;:&quot;2&quot;,&quot;URL&quot;:&quot;http://ijcses.org/index.php/ijcses/article/view/23&quot;,&quot;issued&quot;:{&quot;date-parts&quot;:[[2018,1,31]]},&quot;type&quot;:&quot;article-journal&quot;,&quot;DOI&quot;:&quot;10.21585/ijcses.v2i1.23&quot;,&quot;source&quot;:&quot;DOI.org (Crossref)&quot;,&quot;accessed&quot;:{&quot;date-parts&quot;:[[2019,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N&quot;:&quot;2513-8359&quot;,&quot;title-short&quot;:&quot;Abstraction in action&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refix&quot;:&quot;&quot;,&quot;uri&quot;:[&quot;http://zotero.org/users/1913249/items/5QGUDFAX&quot;],&quot;suffix&quot;:&quot;&quot;,&quot;uris&quot;:[&quot;http://zotero.org/users/1913249/items/5QGUDFAX&quot;],&quot;id&quot;:2973}],&quot;schema&quot;:&quot;https://github.com/citation-style-language/schema/raw/master/csl-citation.json&quot;} RNDhseqbksrqj"/>&lt;Do Zotero Refresh: [@waite_abstraction_2018]&gt;<text:reference-mark-end text:name="ZOTERO_ITEM CSL_CITATION {&quot;properties&quot;:{&quot;formattedCitation&quot;:&quot;[@waite_abstraction_2018]&quot;,&quot;noteIndex&quot;:0},&quot;citationID&quot;:&quot;aipvgrmm&quot;,&quot;citationItems&quot;:[{&quot;itemData&quot;:{&quot;id&quot;:&quot;waite_abstraction_2018&quot;,&quot;language&quot;:&quot;en&quot;,&quot;title&quot;:&quot;Abstraction in action: K-5 teachers' uses of levels of abstraction, particularly the design level, in teaching programming.&quot;,&quot;citation-key&quot;:&quot;waite_abstraction_2018&quot;,&quot;container-title-short&quot;:&quot;IJCSES&quot;,&quot;issue&quot;:&quot;1&quot;,&quot;container-title&quot;:&quot;International Journal of Computer Science Education in Schools&quot;,&quot;volume&quot;:&quot;2&quot;,&quot;URL&quot;:&quot;http://ijcses.org/index.php/ijcses/article/view/23&quot;,&quot;issued&quot;:{&quot;date-parts&quot;:[[2018,1,31]]},&quot;type&quot;:&quot;article-journal&quot;,&quot;DOI&quot;:&quot;10.21585/ijcses.v2i1.23&quot;,&quot;source&quot;:&quot;DOI.org (Crossref)&quot;,&quot;accessed&quot;:{&quot;date-parts&quot;:[[2019,12,10]]},&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SSN&quot;:&quot;2513-8359&quot;,&quot;title-short&quot;:&quot;Abstraction in action&quot;,&quot;page&quot;:&quot;14&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prefix&quot;:&quot;&quot;,&quot;uri&quot;:[&quot;http://zotero.org/users/1913249/items/5QGUDFAX&quot;],&quot;suffix&quot;:&quot;&quot;,&quot;uris&quot;:[&quot;http://zotero.org/users/1913249/items/5QGUDFAX&quot;],&quot;id&quot;:2973}],&quot;schema&quot;:&quot;https://github.com/citation-style-language/schema/raw/master/csl-citation.json&quot;} RNDhseqbksrqj"/>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properties&quot;:{&quot;formattedCitation&quot;:&quot;[@dearden_pattern_2006]&quot;,&quot;noteIndex&quot;:0},&quot;citationID&quot;:&quot;epqsitfx&quot;,&quot;citationItems&quot;:[{&quot;itemData&quot;:{&quot;id&quot;:&quot;dearden_pattern_2006&quot;,&quot;language&quot;:&quot;en&quot;,&quot;title&quot;:&quot;Pattern Languages in HCI: A Critical Review&quot;,&quot;citation-key&quot;:&quot;dearden_pattern_2006&quot;,&quot;container-title-short&quot;:&quot;Human–Computer Interaction&quot;,&quot;issue&quot;:&quot;1&quot;,&quot;container-title&quot;:&quot;Human–Computer Interaction&quot;,&quot;volume&quot;:&quot;21&quot;,&quot;URL&quot;:&quot;https://www.tandfonline.com/doi/full/10.1207/s15327051hci2101_3&quot;,&quot;issued&quot;:{&quot;date-parts&quot;:[[2006,3]]},&quot;type&quot;:&quot;article-journal&quot;,&quot;DOI&quot;:&quot;10.1207/s15327051hci2101_3&quot;,&quot;source&quot;:&quot;DOI.org (Crossref)&quot;,&quot;accessed&quot;:{&quot;date-parts&quot;:[[2020,3,31]]},&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SSN&quot;:&quot;0737-0024, 1532-7051&quot;,&quot;title-short&quot;:&quot;Pattern Languages in HCI&quot;,&quot;page&quot;:&quot;49-102&quot;,&quot;author&quot;:[{&quot;given&quot;:&quot;Andy&quot;,&quot;family&quot;:&quot;Dearden&quot;},{&quot;given&quot;:&quot;Janet&quot;,&quot;family&quot;:&quot;Finlay&quot;}]},&quot;prefix&quot;:&quot;&quot;,&quot;uri&quot;:[&quot;http://zotero.org/users/1913249/items/6SGNVNII&quot;],&quot;suffix&quot;:&quot;&quot;,&quot;uris&quot;:[&quot;http://zotero.org/users/1913249/items/6SGNVNII&quot;],&quot;id&quot;:48}],&quot;schema&quot;:&quot;https://github.com/citation-style-language/schema/raw/master/csl-citation.json&quot;} RNDrqgncgwrcc"/>&lt;Do Zotero Refresh: [@dearden_pattern_2006]&gt;<text:reference-mark-end text:name="ZOTERO_ITEM CSL_CITATION {&quot;properties&quot;:{&quot;formattedCitation&quot;:&quot;[@dearden_pattern_2006]&quot;,&quot;noteIndex&quot;:0},&quot;citationID&quot;:&quot;epqsitfx&quot;,&quot;citationItems&quot;:[{&quot;itemData&quot;:{&quot;id&quot;:&quot;dearden_pattern_2006&quot;,&quot;language&quot;:&quot;en&quot;,&quot;title&quot;:&quot;Pattern Languages in HCI: A Critical Review&quot;,&quot;citation-key&quot;:&quot;dearden_pattern_2006&quot;,&quot;container-title-short&quot;:&quot;Human–Computer Interaction&quot;,&quot;issue&quot;:&quot;1&quot;,&quot;container-title&quot;:&quot;Human–Computer Interaction&quot;,&quot;volume&quot;:&quot;21&quot;,&quot;URL&quot;:&quot;https://www.tandfonline.com/doi/full/10.1207/s15327051hci2101_3&quot;,&quot;issued&quot;:{&quot;date-parts&quot;:[[2006,3]]},&quot;type&quot;:&quot;article-journal&quot;,&quot;DOI&quot;:&quot;10.1207/s15327051hci2101_3&quot;,&quot;source&quot;:&quot;DOI.org (Crossref)&quot;,&quot;accessed&quot;:{&quot;date-parts&quot;:[[2020,3,31]]},&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ISSN&quot;:&quot;0737-0024, 1532-7051&quot;,&quot;title-short&quot;:&quot;Pattern Languages in HCI&quot;,&quot;page&quot;:&quot;49-102&quot;,&quot;author&quot;:[{&quot;given&quot;:&quot;Andy&quot;,&quot;family&quot;:&quot;Dearden&quot;},{&quot;given&quot;:&quot;Janet&quot;,&quot;family&quot;:&quot;Finlay&quot;}]},&quot;prefix&quot;:&quot;&quot;,&quot;uri&quot;:[&quot;http://zotero.org/users/1913249/items/6SGNVNII&quot;],&quot;suffix&quot;:&quot;&quot;,&quot;uris&quot;:[&quot;http://zotero.org/users/1913249/items/6SGNVNII&quot;],&quot;id&quot;:48}],&quot;schema&quot;:&quot;https://github.com/citation-style-language/schema/raw/master/csl-citation.json&quot;} RNDrqgncgwrcc"/>. The idea of middle level construct is also present in the research of eriksson and colleagues using GDP to collaboratively design games with young people. <text:reference-mark-start text:name="ZOTERO_ITEM CSL_CITATION {&quot;properties&quot;:{&quot;formattedCitation&quot;:&quot;[-@eriksson_using_2019]&quot;,&quot;noteIndex&quot;:0},&quot;citationID&quot;:&quot;joprhuhi&quot;,&quot;citationItems&quot;:[{&quot;itemData&quot;:{&quot;publisher-place&quot;:&quot;Boise ID USA&quot;,&quot;id&quot;:&quot;eriksson_using_2019&quot;,&quot;language&quot;:&quot;en&quot;,&quot;title&quot;:&quot;Using Gameplay Design Patterns with Children in the Redesign of a Collaborative Co-located Game&quot;,&quot;citation-key&quot;:&quot;eriksson_using_2019&quot;,&quot;ISBN&quot;:&quot;978-1-4503-6690-8&quot;,&quot;container-title&quot;:&quot;Proceedings of the 18th ACM International Conference on Interaction Design and Children&quot;,&quot;event-title&quot;:&quot;IDC '19: Interaction Design and Children&quot;,&quot;issued&quot;:{&quot;date-parts&quot;:[[2019,6,12]]},&quot;type&quot;:&quot;paper-conference&quot;,&quot;DOI&quot;:&quot;10.1145/3311927.3323155&quot;,&quot;event-place&quot;:&quot;Boise ID USA&quot;,&quot;accessed&quot;:{&quot;date-parts&quot;:[[2022,8,9]]},&quot;URL&quot;:&quot;https://dl.acm.org/doi/10.1145/3311927.3323155&quot;,&quot;source&quot;:&quot;DOI.org (Crossref)&quot;,&quot;publisher&quot;:&quot;ACM&quot;,&quot;page&quot;:&quot;15-25&quot;,&quot;author&quot;:[{&quot;given&quot;:&quot;Eva&quot;,&quot;family&quot;:&quot;Eriksson&quot;},{&quot;given&quot;:&quot;Gökçe Elif&quot;,&quot;family&quot;:&quot;Baykal&quot;},{&quot;given&quot;:&quot;Staffan&quot;,&quot;family&quot;:&quot;Björk&quot;},{&quot;given&quot;:&quot;Olof&quot;,&quot;family&quot;:&quot;Torgersson&quot;}]},&quot;id&quot;:8543,&quot;prefix&quot;:&quot;&quot;,&quot;suppress-author&quot;:true,&quot;suffix&quot;:&quot;&quot;,&quot;uris&quot;:[&quot;http://zotero.org/users/1913249/items/YJKSC8LM&quot;],&quot;uri&quot;:[&quot;http://zotero.org/users/1913249/items/YJKSC8LM&quot;]}],&quot;schema&quot;:&quot;https://github.com/citation-style-language/schema/raw/master/csl-citation.json&quot;} RNDezavielyxt"/>&lt;Do Zotero Refresh: [-@eriksson_using_2019]&gt;<text:reference-mark-end text:name="ZOTERO_ITEM CSL_CITATION {&quot;properties&quot;:{&quot;formattedCitation&quot;:&quot;[-@eriksson_using_2019]&quot;,&quot;noteIndex&quot;:0},&quot;citationID&quot;:&quot;joprhuhi&quot;,&quot;citationItems&quot;:[{&quot;itemData&quot;:{&quot;publisher-place&quot;:&quot;Boise ID USA&quot;,&quot;id&quot;:&quot;eriksson_using_2019&quot;,&quot;language&quot;:&quot;en&quot;,&quot;title&quot;:&quot;Using Gameplay Design Patterns with Children in the Redesign of a Collaborative Co-located Game&quot;,&quot;citation-key&quot;:&quot;eriksson_using_2019&quot;,&quot;ISBN&quot;:&quot;978-1-4503-6690-8&quot;,&quot;container-title&quot;:&quot;Proceedings of the 18th ACM International Conference on Interaction Design and Children&quot;,&quot;event-title&quot;:&quot;IDC '19: Interaction Design and Children&quot;,&quot;issued&quot;:{&quot;date-parts&quot;:[[2019,6,12]]},&quot;type&quot;:&quot;paper-conference&quot;,&quot;DOI&quot;:&quot;10.1145/3311927.3323155&quot;,&quot;event-place&quot;:&quot;Boise ID USA&quot;,&quot;accessed&quot;:{&quot;date-parts&quot;:[[2022,8,9]]},&quot;URL&quot;:&quot;https://dl.acm.org/doi/10.1145/3311927.3323155&quot;,&quot;source&quot;:&quot;DOI.org (Crossref)&quot;,&quot;publisher&quot;:&quot;ACM&quot;,&quot;page&quot;:&quot;15-25&quot;,&quot;author&quot;:[{&quot;given&quot;:&quot;Eva&quot;,&quot;family&quot;:&quot;Eriksson&quot;},{&quot;given&quot;:&quot;Gökçe Elif&quot;,&quot;family&quot;:&quot;Baykal&quot;},{&quot;given&quot;:&quot;Staffan&quot;,&quot;family&quot;:&quot;Björk&quot;},{&quot;given&quot;:&quot;Olof&quot;,&quot;family&quot;:&quot;Torgersson&quot;}]},&quot;id&quot;:8543,&quot;prefix&quot;:&quot;&quot;,&quot;suppress-author&quot;:true,&quot;suffix&quot;:&quot;&quot;,&quot;uris&quot;:[&quot;http://zotero.org/users/1913249/items/YJKSC8LM&quot;],&quot;uri&quot;:[&quot;http://zotero.org/users/1913249/items/YJKSC8LM&quot;]}],&quot;schema&quot;:&quot;https://github.com/citation-style-language/schema/raw/master/csl-citation.json&quot;} RNDezavielyxt"/></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ly move this to another chapter. Learning maps - additional discussion on learning dimensions - or conclusion / next ste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text:style-name="L37">
        <text:list-item>
          <text:p text:style-name="P172">Use of levels as a array which is parsed by a loop to create layout</text:p>
        </text:list-item>
        <text:list-item>
          <text:p text:style-name="P172">Logic statements of varied degrees of complexity</text:p>
        </text:list-item>
        <text:list-item>
          <text:p text:style-name="P172">Functions - code patching into the right area</text:p>
        </text:list-item>
      </text:list>
      <text:h text:style-name="Heading_20_4" text:outline-level="4"><text:bookmark-start text:name="use-of-gdp-as-communication-short-cuts"/>Use of GDP as communication short cuts<text:bookmark-end text:name="use-of-gdp-as-communication-short-cuts"/></text:h>
      <text:p text:style-name="First_20_paragraph"><text:span text:style-name="T2">Discussing Game design patterns as a tool to expose and give participants a language to discuss and resolve tensions (Practitioner focus)</text:span></text:p>
      <text:p text:style-name="Text_20_body">This section;</text:p>
      <text:list text:style-name="L38">
        <text:list-item>
          <text:p text:style-name="P173">synthesises examples which highlight the value of developing share language and short cuts</text:p>
        </text:list-item>
        <text:list-item>
          <text:p text:style-name="P173">explores possible drawbacks</text:p>
        </text:list-item>
        <text:list-item>
          <text:p text:style-name="P173">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3" text:outline-level="3"><text:bookmark-start text:name="call-back-to-design-practices"/>Call back to design practices<text:bookmark-end text:name="call-back-to-design-practices"/></text:h>
      <text:p text:style-name="First_20_paragraph">As per last chapter but develop in relation to GDPs</text:p>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p text:style-name="Text_20_body">NEEDS MORE DEVELOPMENT</text:p>
      <text:p text:style-name="Text_20_body">r</text:p>
      <text:section text:name=" ZOTERO_BIBL {&quot;uncited&quot;:[],&quot;omitted&quot;:[],&quot;custom&quot;:[]} CSL_BIBLIOGRAPHY RNDsdrjuyxwfu">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3-03T15:07:00Z</meta:creation-date>
    <dc:date>2023-03-03T15:07:0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